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78.81mm" svg:height="180.35mm" svg:x="9.09mm" svg:y="5.58mm">
            <draw:object draw:notify-on-update-of-ranges="Sheet2.A2:Sheet2.A1428 Sheet2.C1:Sheet2.C1 Sheet2.C2:Sheet2.C1428 Sheet2.A2:Sheet2.A1428 Sheet2.D1:Sheet2.D1 Sheet2.D2:Sheet2.D1428 Sheet2.A2:Sheet2.A1428 Sheet2.E1:Sheet2.E1 Sheet2.E2:Sheet2.E14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09" calcext:value-type="float">
            <text:p>110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11" calcext:value-type="float">
            <text:p>1311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12" calcext:value-type="float">
            <text:p>141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12" calcext:value-type="float">
            <text:p>151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13" calcext:value-type="float">
            <text:p>16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14" calcext:value-type="float">
            <text:p>171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14" calcext:value-type="float">
            <text:p>181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16" calcext:value-type="float">
            <text:p>19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17" calcext:value-type="float">
            <text:p>2117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18" calcext:value-type="float">
            <text:p>2218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19" calcext:value-type="float">
            <text:p>231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20" calcext:value-type="float">
            <text:p>242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21" calcext:value-type="float">
            <text:p>2521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21" calcext:value-type="float">
            <text:p>262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22" calcext:value-type="float">
            <text:p>272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23" calcext:value-type="float">
            <text:p>282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23" calcext:value-type="float">
            <text:p>2923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25" calcext:value-type="float">
            <text:p>302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25" calcext:value-type="float">
            <text:p>312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26" calcext:value-type="float">
            <text:p>322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27" calcext:value-type="float">
            <text:p>3327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28" calcext:value-type="float">
            <text:p>342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29" calcext:value-type="float">
            <text:p>3529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30" calcext:value-type="float">
            <text:p>363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30" calcext:value-type="float">
            <text:p>373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32" calcext:value-type="float">
            <text:p>383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32" calcext:value-type="float">
            <text:p>393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32" calcext:value-type="float">
            <text:p>403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34" calcext:value-type="float">
            <text:p>4134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34" calcext:value-type="float">
            <text:p>4234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35" calcext:value-type="float">
            <text:p>4335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36" calcext:value-type="float">
            <text:p>443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37" calcext:value-type="float">
            <text:p>4537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38" calcext:value-type="float">
            <text:p>463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39" calcext:value-type="float">
            <text:p>4739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39" calcext:value-type="float">
            <text:p>4839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41" calcext:value-type="float">
            <text:p>494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41" calcext:value-type="float">
            <text:p>504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42" calcext:value-type="float">
            <text:p>514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43" calcext:value-type="float">
            <text:p>5243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44" calcext:value-type="float">
            <text:p>5344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44" calcext:value-type="float">
            <text:p>544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45" calcext:value-type="float">
            <text:p>5545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46" calcext:value-type="float">
            <text:p>5646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47" calcext:value-type="float">
            <text:p>5747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48" calcext:value-type="float">
            <text:p>584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48" calcext:value-type="float">
            <text:p>5948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50" calcext:value-type="float">
            <text:p>605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50" calcext:value-type="float">
            <text:p>615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51" calcext:value-type="float">
            <text:p>6251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52" calcext:value-type="float">
            <text:p>635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53" calcext:value-type="float">
            <text:p>6453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53" calcext:value-type="float">
            <text:p>6553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55" calcext:value-type="float">
            <text:p>6655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57" calcext:value-type="float">
            <text:p>6857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58" calcext:value-type="float">
            <text:p>7058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59" calcext:value-type="float">
            <text:p>715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60" calcext:value-type="float">
            <text:p>7260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60" calcext:value-type="float">
            <text:p>7360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62" calcext:value-type="float">
            <text:p>7462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62" calcext:value-type="float">
            <text:p>7562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63" calcext:value-type="float">
            <text:p>7663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64" calcext:value-type="float">
            <text:p>7764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65" calcext:value-type="float">
            <text:p>7865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66" calcext:value-type="float">
            <text:p>7966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67" calcext:value-type="float">
            <text:p>8167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69" calcext:value-type="float">
            <text:p>8269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69" calcext:value-type="float">
            <text:p>8369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70" calcext:value-type="float">
            <text:p>847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71" calcext:value-type="float">
            <text:p>8571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72" calcext:value-type="float">
            <text:p>8672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72" calcext:value-type="float">
            <text:p>877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74" calcext:value-type="float">
            <text:p>8874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74" calcext:value-type="float">
            <text:p>8974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76" calcext:value-type="float">
            <text:p>9076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76" calcext:value-type="float">
            <text:p>9176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77" calcext:value-type="float">
            <text:p>9277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78" calcext:value-type="float">
            <text:p>9378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79" calcext:value-type="float">
            <text:p>9479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79" calcext:value-type="float">
            <text:p>9579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81" calcext:value-type="float">
            <text:p>9681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82" calcext:value-type="float">
            <text:p>9782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82" calcext:value-type="float">
            <text:p>9882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84" calcext:value-type="float">
            <text:p>9984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84" calcext:value-type="float">
            <text:p>10084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186" calcext:value-type="float">
            <text:p>10186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286" calcext:value-type="float">
            <text:p>1028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387" calcext:value-type="float">
            <text:p>10387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488" calcext:value-type="float">
            <text:p>10488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589" calcext:value-type="float">
            <text:p>10589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89" calcext:value-type="float">
            <text:p>10689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791" calcext:value-type="float">
            <text:p>10791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891" calcext:value-type="float">
            <text:p>10891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992" calcext:value-type="float">
            <text:p>10992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093" calcext:value-type="float">
            <text:p>11093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194" calcext:value-type="float">
            <text:p>1119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295" calcext:value-type="float">
            <text:p>11295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396" calcext:value-type="float">
            <text:p>11396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496" calcext:value-type="float">
            <text:p>11496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598" calcext:value-type="float">
            <text:p>1159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698" calcext:value-type="float">
            <text:p>11698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799" calcext:value-type="float">
            <text:p>11799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900" calcext:value-type="float">
            <text:p>11900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001" calcext:value-type="float">
            <text:p>12001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101" calcext:value-type="float">
            <text:p>12101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203" calcext:value-type="float">
            <text:p>12203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303" calcext:value-type="float">
            <text:p>12303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405" calcext:value-type="float">
            <text:p>12405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505" calcext:value-type="float">
            <text:p>12505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606" calcext:value-type="float">
            <text:p>12606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707" calcext:value-type="float">
            <text:p>12707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808" calcext:value-type="float">
            <text:p>12808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908" calcext:value-type="float">
            <text:p>12908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010" calcext:value-type="float">
            <text:p>13010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110" calcext:value-type="float">
            <text:p>13110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211" calcext:value-type="float">
            <text:p>13211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312" calcext:value-type="float">
            <text:p>13312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413" calcext:value-type="float">
            <text:p>13413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514" calcext:value-type="float">
            <text:p>1351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615" calcext:value-type="float">
            <text:p>13615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715" calcext:value-type="float">
            <text:p>13715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817" calcext:value-type="float">
            <text:p>13817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917" calcext:value-type="float">
            <text:p>13917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018" calcext:value-type="float">
            <text:p>14018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119" calcext:value-type="float">
            <text:p>14119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220" calcext:value-type="float">
            <text:p>14220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320" calcext:value-type="float">
            <text:p>14320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422" calcext:value-type="float">
            <text:p>14422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522" calcext:value-type="float">
            <text:p>14522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624" calcext:value-type="float">
            <text:p>14624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725" calcext:value-type="float">
            <text:p>14725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825" calcext:value-type="float">
            <text:p>14825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927" calcext:value-type="float">
            <text:p>14927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27" calcext:value-type="float">
            <text:p>15027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128" calcext:value-type="float">
            <text:p>15128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229" calcext:value-type="float">
            <text:p>15229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330" calcext:value-type="float">
            <text:p>15330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430" calcext:value-type="float">
            <text:p>15430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532" calcext:value-type="float">
            <text:p>15532</text:p>
          </table:table-cell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632" calcext:value-type="float">
            <text:p>15632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734" calcext:value-type="float">
            <text:p>15734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834" calcext:value-type="float">
            <text:p>15834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935" calcext:value-type="float">
            <text:p>15935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036" calcext:value-type="float">
            <text:p>16036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137" calcext:value-type="float">
            <text:p>16137</text:p>
          </table:table-cell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237" calcext:value-type="float">
            <text:p>16237</text:p>
          </table:table-cell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339" calcext:value-type="float">
            <text:p>16339</text:p>
          </table:table-cell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439" calcext:value-type="float">
            <text:p>16439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541" calcext:value-type="float">
            <text:p>16541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641" calcext:value-type="float">
            <text:p>16641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742" calcext:value-type="float">
            <text:p>16742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843" calcext:value-type="float">
            <text:p>16843</text:p>
          </table:table-cell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944" calcext:value-type="float">
            <text:p>16944</text:p>
          </table:table-cell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044" calcext:value-type="float">
            <text:p>17044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146" calcext:value-type="float">
            <text:p>17146</text:p>
          </table:table-cell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246" calcext:value-type="float">
            <text:p>17246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347" calcext:value-type="float">
            <text:p>17347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448" calcext:value-type="float">
            <text:p>17448</text:p>
          </table:table-cell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549" calcext:value-type="float">
            <text:p>17549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650" calcext:value-type="float">
            <text:p>17650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751" calcext:value-type="float">
            <text:p>17751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851" calcext:value-type="float">
            <text:p>17851</text:p>
          </table:table-cell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953" calcext:value-type="float">
            <text:p>17953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053" calcext:value-type="float">
            <text:p>1805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154" calcext:value-type="float">
            <text:p>18154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255" calcext:value-type="float">
            <text:p>18255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356" calcext:value-type="float">
            <text:p>18356</text:p>
          </table:table-cell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456" calcext:value-type="float">
            <text:p>18456</text:p>
          </table:table-cell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558" calcext:value-type="float">
            <text:p>18558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659" calcext:value-type="float">
            <text:p>18659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760" calcext:value-type="float">
            <text:p>18760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861" calcext:value-type="float">
            <text:p>18861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961" calcext:value-type="float">
            <text:p>18961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063" calcext:value-type="float">
            <text:p>19063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163" calcext:value-type="float">
            <text:p>19163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264" calcext:value-type="float">
            <text:p>19264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365" calcext:value-type="float">
            <text:p>19365</text:p>
          </table:table-cell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466" calcext:value-type="float">
            <text:p>19466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567" calcext:value-type="float">
            <text:p>19567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668" calcext:value-type="float">
            <text:p>19668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69" calcext:value-type="float">
            <text:p>19769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70" calcext:value-type="float">
            <text:p>19870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71" calcext:value-type="float">
            <text:p>19971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071" calcext:value-type="float">
            <text:p>2007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73" calcext:value-type="float">
            <text:p>20173</text:p>
          </table:table-cell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73" calcext:value-type="float">
            <text:p>20273</text:p>
          </table:table-cell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374" calcext:value-type="float">
            <text:p>20374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476" calcext:value-type="float">
            <text:p>20476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576" calcext:value-type="float">
            <text:p>20576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677" calcext:value-type="float">
            <text:p>20677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778" calcext:value-type="float">
            <text:p>20778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879" calcext:value-type="float">
            <text:p>20879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980" calcext:value-type="float">
            <text:p>20980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081" calcext:value-type="float">
            <text:p>21081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181" calcext:value-type="float">
            <text:p>2118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283" calcext:value-type="float">
            <text:p>21283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384" calcext:value-type="float">
            <text:p>21384</text:p>
          </table:table-cell>
          <table:table-cell office:value-type="float" office:value="145" calcext:value-type="float">
            <text:p>1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484" calcext:value-type="float">
            <text:p>21484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586" calcext:value-type="float">
            <text:p>21586</text:p>
          </table:table-cell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686" calcext:value-type="float">
            <text:p>21686</text:p>
          </table:table-cell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787" calcext:value-type="float">
            <text:p>21787</text:p>
          </table:table-cell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888" calcext:value-type="float">
            <text:p>21888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989" calcext:value-type="float">
            <text:p>21989</text:p>
          </table:table-cell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090" calcext:value-type="float">
            <text:p>22090</text:p>
          </table:table-cell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191" calcext:value-type="float">
            <text:p>22191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291" calcext:value-type="float">
            <text:p>22291</text:p>
          </table:table-cell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393" calcext:value-type="float">
            <text:p>22393</text:p>
          </table:table-cell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494" calcext:value-type="float">
            <text:p>22494</text:p>
          </table:table-cell>
          <table:table-cell office:value-type="float" office:value="148" calcext:value-type="float">
            <text:p>14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594" calcext:value-type="float">
            <text:p>22594</text:p>
          </table:table-cell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696" calcext:value-type="float">
            <text:p>2269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96" calcext:value-type="float">
            <text:p>22796</text:p>
          </table:table-cell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898" calcext:value-type="float">
            <text:p>22898</text:p>
          </table:table-cell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998" calcext:value-type="float">
            <text:p>22998</text:p>
          </table:table-cell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99" calcext:value-type="float">
            <text:p>23099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00" calcext:value-type="float">
            <text:p>23200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301" calcext:value-type="float">
            <text:p>23301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402" calcext:value-type="float">
            <text:p>2340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03" calcext:value-type="float">
            <text:p>23503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604" calcext:value-type="float">
            <text:p>23604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704" calcext:value-type="float">
            <text:p>23704</text:p>
          </table:table-cell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806" calcext:value-type="float">
            <text:p>23806</text:p>
          </table:table-cell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906" calcext:value-type="float">
            <text:p>23906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008" calcext:value-type="float">
            <text:p>24008</text:p>
          </table:table-cell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108" calcext:value-type="float">
            <text:p>24108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209" calcext:value-type="float">
            <text:p>24209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311" calcext:value-type="float">
            <text:p>24311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411" calcext:value-type="float">
            <text:p>24411</text:p>
          </table:table-cell>
          <table:table-cell office:value-type="float" office:value="132" calcext:value-type="float">
            <text:p>1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512" calcext:value-type="float">
            <text:p>24512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613" calcext:value-type="float">
            <text:p>24613</text:p>
          </table:table-cell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714" calcext:value-type="float">
            <text:p>24714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814" calcext:value-type="float">
            <text:p>24814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916" calcext:value-type="float">
            <text:p>24916</text:p>
          </table:table-cell>
          <table:table-cell office:value-type="float" office:value="131" calcext:value-type="float">
            <text:p>1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016" calcext:value-type="float">
            <text:p>25016</text:p>
          </table:table-cell>
          <table:table-cell office:value-type="float" office:value="137" calcext:value-type="float">
            <text:p>13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118" calcext:value-type="float">
            <text:p>25118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219" calcext:value-type="float">
            <text:p>25219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319" calcext:value-type="float">
            <text:p>25319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421" calcext:value-type="float">
            <text:p>25421</text:p>
          </table:table-cell>
          <table:table-cell office:value-type="float" office:value="132" calcext:value-type="float">
            <text:p>13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521" calcext:value-type="float">
            <text:p>25521</text:p>
          </table:table-cell>
          <table:table-cell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22" calcext:value-type="float">
            <text:p>25622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723" calcext:value-type="float">
            <text:p>25723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824" calcext:value-type="float">
            <text:p>25824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924" calcext:value-type="float">
            <text:p>25924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026" calcext:value-type="float">
            <text:p>26026</text:p>
          </table:table-cell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127" calcext:value-type="float">
            <text:p>26127</text:p>
          </table:table-cell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228" calcext:value-type="float">
            <text:p>26228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329" calcext:value-type="float">
            <text:p>26329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429" calcext:value-type="float">
            <text:p>26429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531" calcext:value-type="float">
            <text:p>26531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631" calcext:value-type="float">
            <text:p>2663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732" calcext:value-type="float">
            <text:p>26732</text:p>
          </table:table-cell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833" calcext:value-type="float">
            <text:p>26833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934" calcext:value-type="float">
            <text:p>26934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035" calcext:value-type="float">
            <text:p>27035</text:p>
          </table:table-cell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136" calcext:value-type="float">
            <text:p>27136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237" calcext:value-type="float">
            <text:p>27237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338" calcext:value-type="float">
            <text:p>27338</text:p>
          </table:table-cell>
          <table:table-cell office:value-type="float" office:value="143" calcext:value-type="float">
            <text:p>1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439" calcext:value-type="float">
            <text:p>27439</text:p>
          </table:table-cell>
          <table:table-cell office:value-type="float" office:value="132" calcext:value-type="float">
            <text:p>1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539" calcext:value-type="float">
            <text:p>27539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641" calcext:value-type="float">
            <text:p>27641</text:p>
          </table:table-cell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741" calcext:value-type="float">
            <text:p>27741</text:p>
          </table:table-cell>
          <table:table-cell office:value-type="float" office:value="135" calcext:value-type="float">
            <text:p>1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842" calcext:value-type="float">
            <text:p>27842</text:p>
          </table:table-cell>
          <table:table-cell office:value-type="float" office:value="141" calcext:value-type="float">
            <text:p>1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944" calcext:value-type="float">
            <text:p>27944</text:p>
          </table:table-cell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044" calcext:value-type="float">
            <text:p>28044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146" calcext:value-type="float">
            <text:p>2814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246" calcext:value-type="float">
            <text:p>28246</text:p>
          </table:table-cell>
          <table:table-cell office:value-type="float" office:value="139" calcext:value-type="float">
            <text:p>1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347" calcext:value-type="float">
            <text:p>28347</text:p>
          </table:table-cell>
          <table:table-cell office:value-type="float" office:value="141" calcext:value-type="float">
            <text:p>14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448" calcext:value-type="float">
            <text:p>28448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549" calcext:value-type="float">
            <text:p>28549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649" calcext:value-type="float">
            <text:p>28649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751" calcext:value-type="float">
            <text:p>28751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851" calcext:value-type="float">
            <text:p>28851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952" calcext:value-type="float">
            <text:p>28952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054" calcext:value-type="float">
            <text:p>29054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154" calcext:value-type="float">
            <text:p>29154</text:p>
          </table:table-cell>
          <table:table-cell office:value-type="float" office:value="134" calcext:value-type="float">
            <text:p>13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256" calcext:value-type="float">
            <text:p>29256</text:p>
          </table:table-cell>
          <table:table-cell office:value-type="float" office:value="148" calcext:value-type="float">
            <text:p>14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356" calcext:value-type="float">
            <text:p>29356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457" calcext:value-type="float">
            <text:p>29457</text:p>
          </table:table-cell>
          <table:table-cell office:value-type="float" office:value="137" calcext:value-type="float">
            <text:p>1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558" calcext:value-type="float">
            <text:p>29558</text:p>
          </table:table-cell>
          <table:table-cell office:value-type="float" office:value="148" calcext:value-type="float">
            <text:p>14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659" calcext:value-type="float">
            <text:p>29659</text:p>
          </table:table-cell>
          <table:table-cell office:value-type="float" office:value="142" calcext:value-type="float">
            <text:p>1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760" calcext:value-type="float">
            <text:p>29760</text:p>
          </table:table-cell>
          <table:table-cell office:value-type="float" office:value="135" calcext:value-type="float">
            <text:p>13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861" calcext:value-type="float">
            <text:p>29861</text:p>
          </table:table-cell>
          <table:table-cell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962" calcext:value-type="float">
            <text:p>29962</text:p>
          </table:table-cell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062" calcext:value-type="float">
            <text:p>30062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164" calcext:value-type="float">
            <text:p>3016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264" calcext:value-type="float">
            <text:p>30264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366" calcext:value-type="float">
            <text:p>30366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466" calcext:value-type="float">
            <text:p>30466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567" calcext:value-type="float">
            <text:p>30567</text:p>
          </table:table-cell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669" calcext:value-type="float">
            <text:p>30669</text:p>
          </table:table-cell>
          <table:table-cell office:value-type="float" office:value="138" calcext:value-type="float">
            <text:p>13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769" calcext:value-type="float">
            <text:p>30769</text:p>
          </table:table-cell>
          <table:table-cell office:value-type="float" office:value="141" calcext:value-type="float">
            <text:p>14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870" calcext:value-type="float">
            <text:p>30870</text:p>
          </table:table-cell>
          <table:table-cell office:value-type="float" office:value="143" calcext:value-type="float">
            <text:p>1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971" calcext:value-type="float">
            <text:p>30971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072" calcext:value-type="float">
            <text:p>31072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172" calcext:value-type="float">
            <text:p>31172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274" calcext:value-type="float">
            <text:p>31274</text:p>
          </table:table-cell>
          <table:table-cell office:value-type="float" office:value="144" calcext:value-type="float">
            <text:p>1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374" calcext:value-type="float">
            <text:p>31374</text:p>
          </table:table-cell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476" calcext:value-type="float">
            <text:p>31476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577" calcext:value-type="float">
            <text:p>31577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677" calcext:value-type="float">
            <text:p>31677</text:p>
          </table:table-cell>
          <table:table-cell office:value-type="float" office:value="148" calcext:value-type="float">
            <text:p>14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779" calcext:value-type="float">
            <text:p>31779</text:p>
          </table:table-cell>
          <table:table-cell office:value-type="float" office:value="144" calcext:value-type="float">
            <text:p>14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879" calcext:value-type="float">
            <text:p>31879</text:p>
          </table:table-cell>
          <table:table-cell office:value-type="float" office:value="138" calcext:value-type="float">
            <text:p>13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980" calcext:value-type="float">
            <text:p>31980</text:p>
          </table:table-cell>
          <table:table-cell office:value-type="float" office:value="148" calcext:value-type="float">
            <text:p>14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081" calcext:value-type="float">
            <text:p>32081</text:p>
          </table:table-cell>
          <table:table-cell office:value-type="float" office:value="142" calcext:value-type="float">
            <text:p>14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182" calcext:value-type="float">
            <text:p>32182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282" calcext:value-type="float">
            <text:p>32282</text:p>
          </table:table-cell>
          <table:table-cell office:value-type="float" office:value="142" calcext:value-type="float">
            <text:p>14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384" calcext:value-type="float">
            <text:p>32384</text:p>
          </table:table-cell>
          <table:table-cell office:value-type="float" office:value="147" calcext:value-type="float">
            <text:p>14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485" calcext:value-type="float">
            <text:p>32485</text:p>
          </table:table-cell>
          <table:table-cell office:value-type="float" office:value="139" calcext:value-type="float">
            <text:p>13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586" calcext:value-type="float">
            <text:p>32586</text:p>
          </table:table-cell>
          <table:table-cell office:value-type="float" office:value="145" calcext:value-type="float">
            <text:p>14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687" calcext:value-type="float">
            <text:p>32687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787" calcext:value-type="float">
            <text:p>32787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889" calcext:value-type="float">
            <text:p>32889</text:p>
          </table:table-cell>
          <table:table-cell office:value-type="float" office:value="141" calcext:value-type="float">
            <text:p>14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989" calcext:value-type="float">
            <text:p>32989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090" calcext:value-type="float">
            <text:p>33090</text:p>
          </table:table-cell>
          <table:table-cell office:value-type="float" office:value="145" calcext:value-type="float">
            <text:p>14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191" calcext:value-type="float">
            <text:p>33191</text:p>
          </table:table-cell>
          <table:table-cell office:value-type="float" office:value="146" calcext:value-type="float">
            <text:p>14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292" calcext:value-type="float">
            <text:p>33292</text:p>
          </table:table-cell>
          <table:table-cell office:value-type="float" office:value="146" calcext:value-type="float">
            <text:p>14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392" calcext:value-type="float">
            <text:p>33392</text:p>
          </table:table-cell>
          <table:table-cell office:value-type="float" office:value="146" calcext:value-type="float">
            <text:p>14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494" calcext:value-type="float">
            <text:p>33494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595" calcext:value-type="float">
            <text:p>33595</text:p>
          </table:table-cell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696" calcext:value-type="float">
            <text:p>33696</text:p>
          </table:table-cell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797" calcext:value-type="float">
            <text:p>33797</text:p>
          </table:table-cell>
          <table:table-cell office:value-type="float" office:value="136" calcext:value-type="float">
            <text:p>1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897" calcext:value-type="float">
            <text:p>33897</text:p>
          </table:table-cell>
          <table:table-cell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999" calcext:value-type="float">
            <text:p>33999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099" calcext:value-type="float">
            <text:p>34099</text:p>
          </table:table-cell>
          <table:table-cell office:value-type="float" office:value="137" calcext:value-type="float">
            <text:p>13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200" calcext:value-type="float">
            <text:p>34200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302" calcext:value-type="float">
            <text:p>34302</text:p>
          </table:table-cell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402" calcext:value-type="float">
            <text:p>34402</text:p>
          </table:table-cell>
          <table:table-cell office:value-type="float" office:value="145" calcext:value-type="float">
            <text:p>14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504" calcext:value-type="float">
            <text:p>34504</text:p>
          </table:table-cell>
          <table:table-cell office:value-type="float" office:value="136" calcext:value-type="float">
            <text:p>13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604" calcext:value-type="float">
            <text:p>34604</text:p>
          </table:table-cell>
          <table:table-cell office:value-type="float" office:value="141" calcext:value-type="float">
            <text:p>14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705" calcext:value-type="float">
            <text:p>34705</text:p>
          </table:table-cell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806" calcext:value-type="float">
            <text:p>34806</text:p>
          </table:table-cell>
          <table:table-cell office:value-type="float" office:value="135" calcext:value-type="float">
            <text:p>13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907" calcext:value-type="float">
            <text:p>34907</text:p>
          </table:table-cell>
          <table:table-cell office:value-type="float" office:value="138" calcext:value-type="float">
            <text:p>13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007" calcext:value-type="float">
            <text:p>35007</text:p>
          </table:table-cell>
          <table:table-cell office:value-type="float" office:value="141" calcext:value-type="float">
            <text:p>14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109" calcext:value-type="float">
            <text:p>35109</text:p>
          </table:table-cell>
          <table:table-cell office:value-type="float" office:value="142" calcext:value-type="float">
            <text:p>14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210" calcext:value-type="float">
            <text:p>35210</text:p>
          </table:table-cell>
          <table:table-cell office:value-type="float" office:value="142" calcext:value-type="float">
            <text:p>14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310" calcext:value-type="float">
            <text:p>35310</text:p>
          </table:table-cell>
          <table:table-cell office:value-type="float" office:value="142" calcext:value-type="float">
            <text:p>14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412" calcext:value-type="float">
            <text:p>35412</text:p>
          </table:table-cell>
          <table:table-cell office:value-type="float" office:value="142" calcext:value-type="float">
            <text:p>14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512" calcext:value-type="float">
            <text:p>35512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614" calcext:value-type="float">
            <text:p>35614</text:p>
          </table:table-cell>
          <table:table-cell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714" calcext:value-type="float">
            <text:p>35714</text:p>
          </table:table-cell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815" calcext:value-type="float">
            <text:p>35815</text:p>
          </table:table-cell>
          <table:table-cell office:value-type="float" office:value="146" calcext:value-type="float">
            <text:p>14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916" calcext:value-type="float">
            <text:p>35916</text:p>
          </table:table-cell>
          <table:table-cell office:value-type="float" office:value="141" calcext:value-type="float">
            <text:p>14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017" calcext:value-type="float">
            <text:p>36017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118" calcext:value-type="float">
            <text:p>36118</text:p>
          </table:table-cell>
          <table:table-cell office:value-type="float" office:value="143" calcext:value-type="float">
            <text:p>1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219" calcext:value-type="float">
            <text:p>36219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320" calcext:value-type="float">
            <text:p>36320</text:p>
          </table:table-cell>
          <table:table-cell office:value-type="float" office:value="143" calcext:value-type="float">
            <text:p>1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420" calcext:value-type="float">
            <text:p>36420</text:p>
          </table:table-cell>
          <table:table-cell office:value-type="float" office:value="148" calcext:value-type="float">
            <text:p>14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522" calcext:value-type="float">
            <text:p>36522</text:p>
          </table:table-cell>
          <table:table-cell office:value-type="float" office:value="139" calcext:value-type="float">
            <text:p>13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622" calcext:value-type="float">
            <text:p>36622</text:p>
          </table:table-cell>
          <table:table-cell office:value-type="float" office:value="143" calcext:value-type="float">
            <text:p>14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724" calcext:value-type="float">
            <text:p>36724</text:p>
          </table:table-cell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824" calcext:value-type="float">
            <text:p>36824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925" calcext:value-type="float">
            <text:p>36925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027" calcext:value-type="float">
            <text:p>37027</text:p>
          </table:table-cell>
          <table:table-cell office:value-type="float" office:value="137" calcext:value-type="float">
            <text:p>13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127" calcext:value-type="float">
            <text:p>37127</text:p>
          </table:table-cell>
          <table:table-cell office:value-type="float" office:value="138" calcext:value-type="float">
            <text:p>13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228" calcext:value-type="float">
            <text:p>37228</text:p>
          </table:table-cell>
          <table:table-cell office:value-type="float" office:value="136" calcext:value-type="float">
            <text:p>13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329" calcext:value-type="float">
            <text:p>37329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430" calcext:value-type="float">
            <text:p>3743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530" calcext:value-type="float">
            <text:p>37530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32" calcext:value-type="float">
            <text:p>37632</text:p>
          </table:table-cell>
          <table:table-cell office:value-type="float" office:value="139" calcext:value-type="float">
            <text:p>13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32" calcext:value-type="float">
            <text:p>37732</text:p>
          </table:table-cell>
          <table:table-cell office:value-type="float" office:value="146" calcext:value-type="float">
            <text:p>14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834" calcext:value-type="float">
            <text:p>37834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935" calcext:value-type="float">
            <text:p>37935</text:p>
          </table:table-cell>
          <table:table-cell office:value-type="float" office:value="146" calcext:value-type="float">
            <text:p>14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035" calcext:value-type="float">
            <text:p>38035</text:p>
          </table:table-cell>
          <table:table-cell office:value-type="float" office:value="141" calcext:value-type="float">
            <text:p>14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137" calcext:value-type="float">
            <text:p>38137</text:p>
          </table:table-cell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237" calcext:value-type="float">
            <text:p>38237</text:p>
          </table:table-cell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338" calcext:value-type="float">
            <text:p>38338</text:p>
          </table:table-cell>
          <table:table-cell office:value-type="float" office:value="141" calcext:value-type="float">
            <text:p>14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439" calcext:value-type="float">
            <text:p>38439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540" calcext:value-type="float">
            <text:p>38540</text:p>
          </table:table-cell>
          <table:table-cell office:value-type="float" office:value="146" calcext:value-type="float">
            <text:p>14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640" calcext:value-type="float">
            <text:p>38640</text:p>
          </table:table-cell>
          <table:table-cell office:value-type="float" office:value="147" calcext:value-type="float">
            <text:p>1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742" calcext:value-type="float">
            <text:p>38742</text:p>
          </table:table-cell>
          <table:table-cell office:value-type="float" office:value="147" calcext:value-type="float">
            <text:p>1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843" calcext:value-type="float">
            <text:p>38843</text:p>
          </table:table-cell>
          <table:table-cell office:value-type="float" office:value="147" calcext:value-type="float">
            <text:p>1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944" calcext:value-type="float">
            <text:p>38944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045" calcext:value-type="float">
            <text:p>39045</text:p>
          </table:table-cell>
          <table:table-cell office:value-type="float" office:value="144" calcext:value-type="float">
            <text:p>14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145" calcext:value-type="float">
            <text:p>39145</text:p>
          </table:table-cell>
          <table:table-cell office:value-type="float" office:value="141" calcext:value-type="float">
            <text:p>14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247" calcext:value-type="float">
            <text:p>39247</text:p>
          </table:table-cell>
          <table:table-cell office:value-type="float" office:value="137" calcext:value-type="float">
            <text:p>13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347" calcext:value-type="float">
            <text:p>39347</text:p>
          </table:table-cell>
          <table:table-cell office:value-type="float" office:value="145" calcext:value-type="float">
            <text:p>14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448" calcext:value-type="float">
            <text:p>39448</text:p>
          </table:table-cell>
          <table:table-cell office:value-type="float" office:value="140" calcext:value-type="float">
            <text:p>14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549" calcext:value-type="float">
            <text:p>3954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650" calcext:value-type="float">
            <text:p>3965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752" calcext:value-type="float">
            <text:p>39752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852" calcext:value-type="float">
            <text:p>39852</text:p>
          </table:table-cell>
          <table:table-cell office:value-type="float" office:value="137" calcext:value-type="float">
            <text:p>13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953" calcext:value-type="float">
            <text:p>39953</text:p>
          </table:table-cell>
          <table:table-cell office:value-type="float" office:value="140" calcext:value-type="float">
            <text:p>14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0054" calcext:value-type="float">
            <text:p>40054</text:p>
          </table:table-cell>
          <table:table-cell office:value-type="float" office:value="142" calcext:value-type="float">
            <text:p>14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155" calcext:value-type="float">
            <text:p>40155</text:p>
          </table:table-cell>
          <table:table-cell office:value-type="float" office:value="143" calcext:value-type="float">
            <text:p>14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255" calcext:value-type="float">
            <text:p>40255</text:p>
          </table:table-cell>
          <table:table-cell office:value-type="float" office:value="143" calcext:value-type="float">
            <text:p>14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357" calcext:value-type="float">
            <text:p>40357</text:p>
          </table:table-cell>
          <table:table-cell office:value-type="float" office:value="143" calcext:value-type="float">
            <text:p>14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457" calcext:value-type="float">
            <text:p>40457</text:p>
          </table:table-cell>
          <table:table-cell office:value-type="float" office:value="142" calcext:value-type="float">
            <text:p>14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558" calcext:value-type="float">
            <text:p>40558</text:p>
          </table:table-cell>
          <table:table-cell office:value-type="float" office:value="141" calcext:value-type="float">
            <text:p>14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660" calcext:value-type="float">
            <text:p>40660</text:p>
          </table:table-cell>
          <table:table-cell office:value-type="float" office:value="138" calcext:value-type="float">
            <text:p>13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760" calcext:value-type="float">
            <text:p>40760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862" calcext:value-type="float">
            <text:p>40862</text:p>
          </table:table-cell>
          <table:table-cell office:value-type="float" office:value="142" calcext:value-type="float">
            <text:p>14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962" calcext:value-type="float">
            <text:p>40962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063" calcext:value-type="float">
            <text:p>4106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164" calcext:value-type="float">
            <text:p>41164</text:p>
          </table:table-cell>
          <table:table-cell office:value-type="float" office:value="136" calcext:value-type="float">
            <text:p>13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265" calcext:value-type="float">
            <text:p>4126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365" calcext:value-type="float">
            <text:p>41365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467" calcext:value-type="float">
            <text:p>41467</text:p>
          </table:table-cell>
          <table:table-cell office:value-type="float" office:value="146" calcext:value-type="float">
            <text:p>14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568" calcext:value-type="float">
            <text:p>41568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668" calcext:value-type="float">
            <text:p>41668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770" calcext:value-type="float">
            <text:p>41770</text:p>
          </table:table-cell>
          <table:table-cell office:value-type="float" office:value="137" calcext:value-type="float">
            <text:p>13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870" calcext:value-type="float">
            <text:p>41870</text:p>
          </table:table-cell>
          <table:table-cell office:value-type="float" office:value="137" calcext:value-type="float">
            <text:p>13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972" calcext:value-type="float">
            <text:p>41972</text:p>
          </table:table-cell>
          <table:table-cell office:value-type="float" office:value="146" calcext:value-type="float">
            <text:p>14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072" calcext:value-type="float">
            <text:p>42072</text:p>
          </table:table-cell>
          <table:table-cell office:value-type="float" office:value="144" calcext:value-type="float">
            <text:p>14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173" calcext:value-type="float">
            <text:p>42173</text:p>
          </table:table-cell>
          <table:table-cell office:value-type="float" office:value="141" calcext:value-type="float">
            <text:p>14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274" calcext:value-type="float">
            <text:p>42274</text:p>
          </table:table-cell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375" calcext:value-type="float">
            <text:p>42375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476" calcext:value-type="float">
            <text:p>42476</text:p>
          </table:table-cell>
          <table:table-cell office:value-type="float" office:value="137" calcext:value-type="float">
            <text:p>1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577" calcext:value-type="float">
            <text:p>42577</text:p>
          </table:table-cell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678" calcext:value-type="float">
            <text:p>42678</text:p>
          </table:table-cell>
          <table:table-cell office:value-type="float" office:value="144" calcext:value-type="float">
            <text:p>14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778" calcext:value-type="float">
            <text:p>42778</text:p>
          </table:table-cell>
          <table:table-cell office:value-type="float" office:value="137" calcext:value-type="float">
            <text:p>13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880" calcext:value-type="float">
            <text:p>42880</text:p>
          </table:table-cell>
          <table:table-cell office:value-type="float" office:value="139" calcext:value-type="float">
            <text:p>13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980" calcext:value-type="float">
            <text:p>42980</text:p>
          </table:table-cell>
          <table:table-cell office:value-type="float" office:value="140" calcext:value-type="float">
            <text:p>14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082" calcext:value-type="float">
            <text:p>43082</text:p>
          </table:table-cell>
          <table:table-cell office:value-type="float" office:value="141" calcext:value-type="float">
            <text:p>14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182" calcext:value-type="float">
            <text:p>43182</text:p>
          </table:table-cell>
          <table:table-cell office:value-type="float" office:value="140" calcext:value-type="float">
            <text:p>14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283" calcext:value-type="float">
            <text:p>43283</text:p>
          </table:table-cell>
          <table:table-cell office:value-type="float" office:value="138" calcext:value-type="float">
            <text:p>13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385" calcext:value-type="float">
            <text:p>43385</text:p>
          </table:table-cell>
          <table:table-cell office:value-type="float" office:value="137" calcext:value-type="float">
            <text:p>13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485" calcext:value-type="float">
            <text:p>43485</text:p>
          </table:table-cell>
          <table:table-cell office:value-type="float" office:value="143" calcext:value-type="float">
            <text:p>14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586" calcext:value-type="float">
            <text:p>43586</text:p>
          </table:table-cell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687" calcext:value-type="float">
            <text:p>43687</text:p>
          </table:table-cell>
          <table:table-cell office:value-type="float" office:value="144" calcext:value-type="float">
            <text:p>14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788" calcext:value-type="float">
            <text:p>43788</text:p>
          </table:table-cell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888" calcext:value-type="float">
            <text:p>43888</text:p>
          </table:table-cell>
          <table:table-cell office:value-type="float" office:value="144" calcext:value-type="float">
            <text:p>14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990" calcext:value-type="float">
            <text:p>43990</text:p>
          </table:table-cell>
          <table:table-cell office:value-type="float" office:value="137" calcext:value-type="float">
            <text:p>13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090" calcext:value-type="float">
            <text:p>44090</text:p>
          </table:table-cell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192" calcext:value-type="float">
            <text:p>44192</text:p>
          </table:table-cell>
          <table:table-cell office:value-type="float" office:value="141" calcext:value-type="float">
            <text:p>14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293" calcext:value-type="float">
            <text:p>44293</text:p>
          </table:table-cell>
          <table:table-cell office:value-type="float" office:value="142" calcext:value-type="float">
            <text:p>14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393" calcext:value-type="float">
            <text:p>44393</text:p>
          </table:table-cell>
          <table:table-cell office:value-type="float" office:value="142" calcext:value-type="float">
            <text:p>14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495" calcext:value-type="float">
            <text:p>44495</text:p>
          </table:table-cell>
          <table:table-cell office:value-type="float" office:value="141" calcext:value-type="float">
            <text:p>14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595" calcext:value-type="float">
            <text:p>44595</text:p>
          </table:table-cell>
          <table:table-cell office:value-type="float" office:value="138" calcext:value-type="float">
            <text:p>13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696" calcext:value-type="float">
            <text:p>44696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797" calcext:value-type="float">
            <text:p>44797</text:p>
          </table:table-cell>
          <table:table-cell office:value-type="float" office:value="143" calcext:value-type="float">
            <text:p>14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898" calcext:value-type="float">
            <text:p>44898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998" calcext:value-type="float">
            <text:p>44998</text:p>
          </table:table-cell>
          <table:table-cell office:value-type="float" office:value="143" calcext:value-type="float">
            <text:p>14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100" calcext:value-type="float">
            <text:p>45100</text:p>
          </table:table-cell>
          <table:table-cell office:value-type="float" office:value="138" calcext:value-type="float">
            <text:p>13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201" calcext:value-type="float">
            <text:p>45201</text:p>
          </table:table-cell>
          <table:table-cell office:value-type="float" office:value="140" calcext:value-type="float">
            <text:p>14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302" calcext:value-type="float">
            <text:p>45302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403" calcext:value-type="float">
            <text:p>45403</text:p>
          </table:table-cell>
          <table:table-cell office:value-type="float" office:value="144" calcext:value-type="float">
            <text:p>14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503" calcext:value-type="float">
            <text:p>45503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605" calcext:value-type="float">
            <text:p>45605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705" calcext:value-type="float">
            <text:p>45705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806" calcext:value-type="float">
            <text:p>45806</text:p>
          </table:table-cell>
          <table:table-cell office:value-type="float" office:value="140" calcext:value-type="float">
            <text:p>14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907" calcext:value-type="float">
            <text:p>45907</text:p>
          </table:table-cell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008" calcext:value-type="float">
            <text:p>46008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110" calcext:value-type="float">
            <text:p>46110</text:p>
          </table:table-cell>
          <table:table-cell office:value-type="float" office:value="139" calcext:value-type="float">
            <text:p>13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210" calcext:value-type="float">
            <text:p>46210</text:p>
          </table:table-cell>
          <table:table-cell office:value-type="float" office:value="144" calcext:value-type="float">
            <text:p>14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311" calcext:value-type="float">
            <text:p>46311</text:p>
          </table:table-cell>
          <table:table-cell office:value-type="float" office:value="139" calcext:value-type="float">
            <text:p>13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412" calcext:value-type="float">
            <text:p>46412</text:p>
          </table:table-cell>
          <table:table-cell office:value-type="float" office:value="139" calcext:value-type="float">
            <text:p>13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13" calcext:value-type="float">
            <text:p>46513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613" calcext:value-type="float">
            <text:p>46613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15" calcext:value-type="float">
            <text:p>46715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15" calcext:value-type="float">
            <text:p>46815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16" calcext:value-type="float">
            <text:p>46916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18" calcext:value-type="float">
            <text:p>47018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18" calcext:value-type="float">
            <text:p>47118</text:p>
          </table:table-cell>
          <table:table-cell office:value-type="float" office:value="142" calcext:value-type="float">
            <text:p>14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20" calcext:value-type="float">
            <text:p>47220</text:p>
          </table:table-cell>
          <table:table-cell office:value-type="float" office:value="138" calcext:value-type="float">
            <text:p>13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20" calcext:value-type="float">
            <text:p>47320</text:p>
          </table:table-cell>
          <table:table-cell office:value-type="float" office:value="141" calcext:value-type="float">
            <text:p>14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21" calcext:value-type="float">
            <text:p>47421</text:p>
          </table:table-cell>
          <table:table-cell office:value-type="float" office:value="136" calcext:value-type="float">
            <text:p>13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22" calcext:value-type="float">
            <text:p>47522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23" calcext:value-type="float">
            <text:p>47623</text:p>
          </table:table-cell>
          <table:table-cell office:value-type="float" office:value="138" calcext:value-type="float">
            <text:p>13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23" calcext:value-type="float">
            <text:p>47723</text:p>
          </table:table-cell>
          <table:table-cell office:value-type="float" office:value="139" calcext:value-type="float">
            <text:p>13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25" calcext:value-type="float">
            <text:p>47825</text:p>
          </table:table-cell>
          <table:table-cell office:value-type="float" office:value="139" calcext:value-type="float">
            <text:p>13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26" calcext:value-type="float">
            <text:p>47926</text:p>
          </table:table-cell>
          <table:table-cell office:value-type="float" office:value="137" calcext:value-type="float">
            <text:p>13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26" calcext:value-type="float">
            <text:p>48026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28" calcext:value-type="float">
            <text:p>48128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28" calcext:value-type="float">
            <text:p>48228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330" calcext:value-type="float">
            <text:p>4833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430" calcext:value-type="float">
            <text:p>48430</text:p>
          </table:table-cell>
          <table:table-cell office:value-type="float" office:value="136" calcext:value-type="float">
            <text:p>13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531" calcext:value-type="float">
            <text:p>48531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632" calcext:value-type="float">
            <text:p>48632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733" calcext:value-type="float">
            <text:p>48733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834" calcext:value-type="float">
            <text:p>48834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935" calcext:value-type="float">
            <text:p>48935</text:p>
          </table:table-cell>
          <table:table-cell office:value-type="float" office:value="137" calcext:value-type="float">
            <text:p>13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036" calcext:value-type="float">
            <text:p>49036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136" calcext:value-type="float">
            <text:p>49136</text:p>
          </table:table-cell>
          <table:table-cell office:value-type="float" office:value="139" calcext:value-type="float">
            <text:p>13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238" calcext:value-type="float">
            <text:p>49238</text:p>
          </table:table-cell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338" calcext:value-type="float">
            <text:p>49338</text:p>
          </table:table-cell>
          <table:table-cell office:value-type="float" office:value="139" calcext:value-type="float">
            <text:p>139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440" calcext:value-type="float">
            <text:p>49440</text:p>
          </table:table-cell>
          <table:table-cell office:value-type="float" office:value="135" calcext:value-type="float">
            <text:p>13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540" calcext:value-type="float">
            <text:p>49540</text:p>
          </table:table-cell>
          <table:table-cell office:value-type="float" office:value="136" calcext:value-type="float">
            <text:p>13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641" calcext:value-type="float">
            <text:p>49641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743" calcext:value-type="float">
            <text:p>49743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843" calcext:value-type="float">
            <text:p>49843</text:p>
          </table:table-cell>
          <table:table-cell office:value-type="float" office:value="136" calcext:value-type="float">
            <text:p>13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944" calcext:value-type="float">
            <text:p>49944</text:p>
          </table:table-cell>
          <table:table-cell office:value-type="float" office:value="136" calcext:value-type="float">
            <text:p>136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0045" calcext:value-type="float">
            <text:p>50045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146" calcext:value-type="float">
            <text:p>50146</text:p>
          </table:table-cell>
          <table:table-cell office:value-type="float" office:value="137" calcext:value-type="float">
            <text:p>13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246" calcext:value-type="float">
            <text:p>50246</text:p>
          </table:table-cell>
          <table:table-cell office:value-type="float" office:value="139" calcext:value-type="float">
            <text:p>139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348" calcext:value-type="float">
            <text:p>50348</text:p>
          </table:table-cell>
          <table:table-cell office:value-type="float" office:value="136" calcext:value-type="float">
            <text:p>136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448" calcext:value-type="float">
            <text:p>50448</text:p>
          </table:table-cell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0550" calcext:value-type="float">
            <text:p>50550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651" calcext:value-type="float">
            <text:p>50651</text:p>
          </table:table-cell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751" calcext:value-type="float">
            <text:p>50751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0853" calcext:value-type="float">
            <text:p>50853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953" calcext:value-type="float">
            <text:p>50953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1054" calcext:value-type="float">
            <text:p>51054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1155" calcext:value-type="float">
            <text:p>51155</text:p>
          </table:table-cell>
          <table:table-cell office:value-type="float" office:value="135" calcext:value-type="float">
            <text:p>135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1256" calcext:value-type="float">
            <text:p>51256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1357" calcext:value-type="float">
            <text:p>51357</text:p>
          </table:table-cell>
          <table:table-cell office:value-type="float" office:value="139" calcext:value-type="float">
            <text:p>139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1458" calcext:value-type="float">
            <text:p>51458</text:p>
          </table:table-cell>
          <table:table-cell office:value-type="float" office:value="134" calcext:value-type="float">
            <text:p>134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1559" calcext:value-type="float">
            <text:p>51559</text:p>
          </table:table-cell>
          <table:table-cell office:value-type="float" office:value="134" calcext:value-type="float">
            <text:p>134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1660" calcext:value-type="float">
            <text:p>51660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1761" calcext:value-type="float">
            <text:p>51761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1861" calcext:value-type="float">
            <text:p>51861</text:p>
          </table:table-cell>
          <table:table-cell office:value-type="float" office:value="135" calcext:value-type="float">
            <text:p>135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1963" calcext:value-type="float">
            <text:p>51963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2063" calcext:value-type="float">
            <text:p>52063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2164" calcext:value-type="float">
            <text:p>52164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2265" calcext:value-type="float">
            <text:p>52265</text:p>
          </table:table-cell>
          <table:table-cell office:value-type="float" office:value="138" calcext:value-type="float">
            <text:p>138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2366" calcext:value-type="float">
            <text:p>52366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2468" calcext:value-type="float">
            <text:p>52468</text:p>
          </table:table-cell>
          <table:table-cell office:value-type="float" office:value="137" calcext:value-type="float">
            <text:p>137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2568" calcext:value-type="float">
            <text:p>52568</text:p>
          </table:table-cell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2669" calcext:value-type="float">
            <text:p>52669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2770" calcext:value-type="float">
            <text:p>52770</text:p>
          </table:table-cell>
          <table:table-cell office:value-type="float" office:value="132" calcext:value-type="float">
            <text:p>13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2871" calcext:value-type="float">
            <text:p>52871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2971" calcext:value-type="float">
            <text:p>52971</text:p>
          </table:table-cell>
          <table:table-cell office:value-type="float" office:value="136" calcext:value-type="float">
            <text:p>136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3073" calcext:value-type="float">
            <text:p>53073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3173" calcext:value-type="float">
            <text:p>53173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3274" calcext:value-type="float">
            <text:p>53274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3376" calcext:value-type="float">
            <text:p>53376</text:p>
          </table:table-cell>
          <table:table-cell office:value-type="float" office:value="136" calcext:value-type="float">
            <text:p>13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3476" calcext:value-type="float">
            <text:p>53476</text:p>
          </table:table-cell>
          <table:table-cell office:value-type="float" office:value="135" calcext:value-type="float">
            <text:p>135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3578" calcext:value-type="float">
            <text:p>53578</text:p>
          </table:table-cell>
          <table:table-cell office:value-type="float" office:value="132" calcext:value-type="float">
            <text:p>132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3678" calcext:value-type="float">
            <text:p>53678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3779" calcext:value-type="float">
            <text:p>53779</text:p>
          </table:table-cell>
          <table:table-cell office:value-type="float" office:value="136" calcext:value-type="float">
            <text:p>136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3881" calcext:value-type="float">
            <text:p>53881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3981" calcext:value-type="float">
            <text:p>53981</text:p>
          </table:table-cell>
          <table:table-cell office:value-type="float" office:value="132" calcext:value-type="float">
            <text:p>132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4082" calcext:value-type="float">
            <text:p>54082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4183" calcext:value-type="float">
            <text:p>54183</text:p>
          </table:table-cell>
          <table:table-cell office:value-type="float" office:value="135" calcext:value-type="float">
            <text:p>135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4284" calcext:value-type="float">
            <text:p>54284</text:p>
          </table:table-cell>
          <table:table-cell office:value-type="float" office:value="133" calcext:value-type="float">
            <text:p>133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4386" calcext:value-type="float">
            <text:p>54386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4486" calcext:value-type="float">
            <text:p>54486</text:p>
          </table:table-cell>
          <table:table-cell office:value-type="float" office:value="132" calcext:value-type="float">
            <text:p>132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4587" calcext:value-type="float">
            <text:p>54587</text:p>
          </table:table-cell>
          <table:table-cell office:value-type="float" office:value="134" calcext:value-type="float">
            <text:p>134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4688" calcext:value-type="float">
            <text:p>54688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4789" calcext:value-type="float">
            <text:p>54789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4890" calcext:value-type="float">
            <text:p>54890</text:p>
          </table:table-cell>
          <table:table-cell office:value-type="float" office:value="133" calcext:value-type="float">
            <text:p>133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4991" calcext:value-type="float">
            <text:p>54991</text:p>
          </table:table-cell>
          <table:table-cell office:value-type="float" office:value="132" calcext:value-type="float">
            <text:p>132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5092" calcext:value-type="float">
            <text:p>55092</text:p>
          </table:table-cell>
          <table:table-cell office:value-type="float" office:value="135" calcext:value-type="float">
            <text:p>135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5192" calcext:value-type="float">
            <text:p>55192</text:p>
          </table:table-cell>
          <table:table-cell office:value-type="float" office:value="131" calcext:value-type="float">
            <text:p>131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5294" calcext:value-type="float">
            <text:p>55294</text:p>
          </table:table-cell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5395" calcext:value-type="float">
            <text:p>55395</text:p>
          </table:table-cell>
          <table:table-cell office:value-type="float" office:value="133" calcext:value-type="float">
            <text:p>133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5496" calcext:value-type="float">
            <text:p>55496</text:p>
          </table:table-cell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5597" calcext:value-type="float">
            <text:p>55597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5697" calcext:value-type="float">
            <text:p>55697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5799" calcext:value-type="float">
            <text:p>55799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5900" calcext:value-type="float">
            <text:p>55900</text:p>
          </table:table-cell>
          <table:table-cell office:value-type="float" office:value="131" calcext:value-type="float">
            <text:p>131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6000" calcext:value-type="float">
            <text:p>56000</text:p>
          </table:table-cell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6102" calcext:value-type="float">
            <text:p>56102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6202" calcext:value-type="float">
            <text:p>56202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6303" calcext:value-type="float">
            <text:p>56303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6405" calcext:value-type="float">
            <text:p>56405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6505" calcext:value-type="float">
            <text:p>56505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6607" calcext:value-type="float">
            <text:p>56607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6707" calcext:value-type="float">
            <text:p>56707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6808" calcext:value-type="float">
            <text:p>56808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6910" calcext:value-type="float">
            <text:p>56910</text:p>
          </table:table-cell>
          <table:table-cell office:value-type="float" office:value="130" calcext:value-type="float">
            <text:p>130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7010" calcext:value-type="float">
            <text:p>57010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7111" calcext:value-type="float">
            <text:p>57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7212" calcext:value-type="float">
            <text:p>57212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7313" calcext:value-type="float">
            <text:p>57313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7414" calcext:value-type="float">
            <text:p>57414</text:p>
          </table:table-cell>
          <table:table-cell office:value-type="float" office:value="130" calcext:value-type="float">
            <text:p>130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7515" calcext:value-type="float">
            <text:p>57515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7616" calcext:value-type="float">
            <text:p>57616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7717" calcext:value-type="float">
            <text:p>57717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7818" calcext:value-type="float">
            <text:p>57818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7919" calcext:value-type="float">
            <text:p>57919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8020" calcext:value-type="float">
            <text:p>58020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8121" calcext:value-type="float">
            <text:p>58121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8221" calcext:value-type="float">
            <text:p>58221</text:p>
          </table:table-cell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8323" calcext:value-type="float">
            <text:p>58323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8424" calcext:value-type="float">
            <text:p>58424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8525" calcext:value-type="float">
            <text:p>58525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8626" calcext:value-type="float">
            <text:p>58626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8726" calcext:value-type="float">
            <text:p>58726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8828" calcext:value-type="float">
            <text:p>58828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8929" calcext:value-type="float">
            <text:p>58929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9029" calcext:value-type="float">
            <text:p>59029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9131" calcext:value-type="float">
            <text:p>59131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9231" calcext:value-type="float">
            <text:p>59231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9332" calcext:value-type="float">
            <text:p>59332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9434" calcext:value-type="float">
            <text:p>59434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9534" calcext:value-type="float">
            <text:p>59534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9636" calcext:value-type="float">
            <text:p>59636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9736" calcext:value-type="float">
            <text:p>59736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9837" calcext:value-type="float">
            <text:p>59837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9939" calcext:value-type="float">
            <text:p>59939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0039" calcext:value-type="float">
            <text:p>60039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0140" calcext:value-type="float">
            <text:p>60140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0241" calcext:value-type="float">
            <text:p>60241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0342" calcext:value-type="float">
            <text:p>60342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0443" calcext:value-type="float">
            <text:p>60443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0544" calcext:value-type="float">
            <text:p>60544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0645" calcext:value-type="float">
            <text:p>60645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0746" calcext:value-type="float">
            <text:p>60746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0847" calcext:value-type="float">
            <text:p>60847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0948" calcext:value-type="float">
            <text:p>6094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1049" calcext:value-type="float">
            <text:p>61049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1150" calcext:value-type="float">
            <text:p>61150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1250" calcext:value-type="float">
            <text:p>61250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1352" calcext:value-type="float">
            <text:p>61352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1453" calcext:value-type="float">
            <text:p>61453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1554" calcext:value-type="float">
            <text:p>61554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1655" calcext:value-type="float">
            <text:p>61655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1755" calcext:value-type="float">
            <text:p>61755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1857" calcext:value-type="float">
            <text:p>61857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1958" calcext:value-type="float">
            <text:p>61958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2058" calcext:value-type="float">
            <text:p>62058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2160" calcext:value-type="float">
            <text:p>62160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2260" calcext:value-type="float">
            <text:p>62260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2361" calcext:value-type="float">
            <text:p>62361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2463" calcext:value-type="float">
            <text:p>62463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2563" calcext:value-type="float">
            <text:p>62563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2665" calcext:value-type="float">
            <text:p>62665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2765" calcext:value-type="float">
            <text:p>62765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2866" calcext:value-type="float">
            <text:p>62866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2968" calcext:value-type="float">
            <text:p>62968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3068" calcext:value-type="float">
            <text:p>63068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3169" calcext:value-type="float">
            <text:p>63169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3271" calcext:value-type="float">
            <text:p>6327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3371" calcext:value-type="float">
            <text:p>63371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3472" calcext:value-type="float">
            <text:p>63472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3574" calcext:value-type="float">
            <text:p>63574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3674" calcext:value-type="float">
            <text:p>63674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3776" calcext:value-type="float">
            <text:p>63776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3876" calcext:value-type="float">
            <text:p>63876</text:p>
          </table:table-cell>
          <table:table-cell office:value-type="float" office:value="118" calcext:value-type="float">
            <text:p>118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3977" calcext:value-type="float">
            <text:p>63977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4079" calcext:value-type="float">
            <text:p>64079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4179" calcext:value-type="float">
            <text:p>64179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4280" calcext:value-type="float">
            <text:p>64280</text:p>
          </table:table-cell>
          <table:table-cell office:value-type="float" office:value="116" calcext:value-type="float">
            <text:p>116</text:p>
          </table:table-cell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4382" calcext:value-type="float">
            <text:p>64382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4482" calcext:value-type="float">
            <text:p>64482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4584" calcext:value-type="float">
            <text:p>64584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4685" calcext:value-type="float">
            <text:p>64685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4785" calcext:value-type="float">
            <text:p>64785</text:p>
          </table:table-cell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4887" calcext:value-type="float">
            <text:p>64887</text:p>
          </table:table-cell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4988" calcext:value-type="float">
            <text:p>64988</text:p>
          </table:table-cell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5088" calcext:value-type="float">
            <text:p>65088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5190" calcext:value-type="float">
            <text:p>65190</text:p>
          </table:table-cell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5290" calcext:value-type="float">
            <text:p>65290</text:p>
          </table:table-cell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5391" calcext:value-type="float">
            <text:p>65391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5493" calcext:value-type="float">
            <text:p>65493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5593" calcext:value-type="float">
            <text:p>65593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5695" calcext:value-type="float">
            <text:p>65695</text:p>
          </table:table-cell>
          <table:table-cell office:value-type="float" office:value="114" calcext:value-type="float">
            <text:p>114</text:p>
          </table:table-cell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5796" calcext:value-type="float">
            <text:p>6579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5896" calcext:value-type="float">
            <text:p>65896</text:p>
          </table:table-cell>
          <table:table-cell office:value-type="float" office:value="113" calcext:value-type="float">
            <text:p>113</text:p>
          </table:table-cell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5998" calcext:value-type="float">
            <text:p>65998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6099" calcext:value-type="float">
            <text:p>66099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6199" calcext:value-type="float">
            <text:p>66199</text:p>
          </table:table-cell>
          <table:table-cell office:value-type="float" office:value="113" calcext:value-type="float">
            <text:p>113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6301" calcext:value-type="float">
            <text:p>66301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6401" calcext:value-type="float">
            <text:p>66401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6502" calcext:value-type="float">
            <text:p>66502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6604" calcext:value-type="float">
            <text:p>66604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6704" calcext:value-type="float">
            <text:p>66704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6806" calcext:value-type="float">
            <text:p>66806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6907" calcext:value-type="float">
            <text:p>66907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7007" calcext:value-type="float">
            <text:p>67007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7109" calcext:value-type="float">
            <text:p>67109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7210" calcext:value-type="float">
            <text:p>67210</text:p>
          </table:table-cell>
          <table:table-cell office:value-type="float" office:value="109" calcext:value-type="float">
            <text:p>109</text:p>
          </table:table-cell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7310" calcext:value-type="float">
            <text:p>67310</text:p>
          </table:table-cell>
          <table:table-cell office:value-type="float" office:value="109" calcext:value-type="float">
            <text:p>109</text:p>
          </table:table-cell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7412" calcext:value-type="float">
            <text:p>67412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7513" calcext:value-type="float">
            <text:p>67513</text:p>
          </table:table-cell>
          <table:table-cell office:value-type="float" office:value="109" calcext:value-type="float">
            <text:p>109</text:p>
          </table:table-cell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7614" calcext:value-type="float">
            <text:p>67614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7715" calcext:value-type="float">
            <text:p>67715</text:p>
          </table:table-cell>
          <table:table-cell office:value-type="float" office:value="109" calcext:value-type="float">
            <text:p>109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7815" calcext:value-type="float">
            <text:p>67815</text:p>
          </table:table-cell>
          <table:table-cell office:value-type="float" office:value="109" calcext:value-type="float">
            <text:p>109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7917" calcext:value-type="float">
            <text:p>67917</text:p>
          </table:table-cell>
          <table:table-cell office:value-type="float" office:value="108" calcext:value-type="float">
            <text:p>108</text:p>
          </table:table-cell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8018" calcext:value-type="float">
            <text:p>68018</text:p>
          </table:table-cell>
          <table:table-cell office:value-type="float" office:value="108" calcext:value-type="float">
            <text:p>108</text:p>
          </table:table-cell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8118" calcext:value-type="float">
            <text:p>68118</text:p>
          </table:table-cell>
          <table:table-cell office:value-type="float" office:value="108" calcext:value-type="float">
            <text:p>108</text:p>
          </table:table-cell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8220" calcext:value-type="float">
            <text:p>68220</text:p>
          </table:table-cell>
          <table:table-cell office:value-type="float" office:value="109" calcext:value-type="float">
            <text:p>109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8321" calcext:value-type="float">
            <text:p>68321</text:p>
          </table:table-cell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68421" calcext:value-type="float">
            <text:p>68421</text:p>
          </table:table-cell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68523" calcext:value-type="float">
            <text:p>68523</text:p>
          </table:table-cell>
          <table:table-cell office:value-type="float" office:value="106" calcext:value-type="float">
            <text:p>106</text:p>
          </table:table-cell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68624" calcext:value-type="float">
            <text:p>68624</text:p>
          </table:table-cell>
          <table:table-cell office:value-type="float" office:value="107" calcext:value-type="float">
            <text:p>107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68725" calcext:value-type="float">
            <text:p>68725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68826" calcext:value-type="float">
            <text:p>68826</text:p>
          </table:table-cell>
          <table:table-cell office:value-type="float" office:value="105" calcext:value-type="float">
            <text:p>105</text:p>
          </table:table-cell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68927" calcext:value-type="float">
            <text:p>68927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69028" calcext:value-type="float">
            <text:p>69028</text:p>
          </table:table-cell>
          <table:table-cell office:value-type="float" office:value="106" calcext:value-type="float">
            <text:p>106</text:p>
          </table:table-cell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69129" calcext:value-type="float">
            <text:p>69129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9229" calcext:value-type="float">
            <text:p>69229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9331" calcext:value-type="float">
            <text:p>69331</text:p>
          </table:table-cell>
          <table:table-cell office:value-type="float" office:value="105" calcext:value-type="float">
            <text:p>105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9432" calcext:value-type="float">
            <text:p>69432</text:p>
          </table:table-cell>
          <table:table-cell office:value-type="float" office:value="105" calcext:value-type="float">
            <text:p>105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9533" calcext:value-type="float">
            <text:p>69533</text:p>
          </table:table-cell>
          <table:table-cell office:value-type="float" office:value="105" calcext:value-type="float">
            <text:p>105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9634" calcext:value-type="float">
            <text:p>69634</text:p>
          </table:table-cell>
          <table:table-cell office:value-type="float" office:value="105" calcext:value-type="float">
            <text:p>105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9735" calcext:value-type="float">
            <text:p>69735</text:p>
          </table:table-cell>
          <table:table-cell office:value-type="float" office:value="104" calcext:value-type="float">
            <text:p>104</text:p>
          </table:table-cell>
          <table:table-cell office:value-type="float" office:value="147" calcext:value-type="float">
            <text:p>1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9836" calcext:value-type="float">
            <text:p>69836</text:p>
          </table:table-cell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9937" calcext:value-type="float">
            <text:p>69937</text:p>
          </table:table-cell>
          <table:table-cell office:value-type="float" office:value="104" calcext:value-type="float">
            <text:p>104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0038" calcext:value-type="float">
            <text:p>70038</text:p>
          </table:table-cell>
          <table:table-cell office:value-type="float" office:value="103" calcext:value-type="float">
            <text:p>103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70139" calcext:value-type="float">
            <text:p>70139</text:p>
          </table:table-cell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70240" calcext:value-type="float">
            <text:p>70240</text:p>
          </table:table-cell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70341" calcext:value-type="float">
            <text:p>70341</text:p>
          </table:table-cell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70442" calcext:value-type="float">
            <text:p>70442</text:p>
          </table:table-cell>
          <table:table-cell office:value-type="float" office:value="102" calcext:value-type="float">
            <text:p>102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70543" calcext:value-type="float">
            <text:p>70543</text:p>
          </table:table-cell>
          <table:table-cell office:value-type="float" office:value="101" calcext:value-type="float">
            <text:p>101</text:p>
          </table:table-cell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70644" calcext:value-type="float">
            <text:p>70644</text:p>
          </table:table-cell>
          <table:table-cell office:value-type="float" office:value="101" calcext:value-type="float">
            <text:p>101</text:p>
          </table:table-cell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70745" calcext:value-type="float">
            <text:p>70745</text:p>
          </table:table-cell>
          <table:table-cell office:value-type="float" office:value="102" calcext:value-type="float">
            <text:p>102</text:p>
          </table:table-cell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70846" calcext:value-type="float">
            <text:p>70846</text:p>
          </table:table-cell>
          <table:table-cell office:value-type="float" office:value="101" calcext:value-type="float">
            <text:p>101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70947" calcext:value-type="float">
            <text:p>70947</text:p>
          </table:table-cell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71048" calcext:value-type="float">
            <text:p>71048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71149" calcext:value-type="float">
            <text:p>71149</text:p>
          </table:table-cell>
          <table:table-cell office:value-type="float" office:value="101" calcext:value-type="float">
            <text:p>101</text:p>
          </table:table-cell>
          <table:table-cell office:value-type="float" office:value="151" calcext:value-type="float">
            <text:p>15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71250" calcext:value-type="float">
            <text:p>71250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71351" calcext:value-type="float">
            <text:p>71351</text:p>
          </table:table-cell>
          <table:table-cell office:value-type="float" office:value="99" calcext:value-type="float">
            <text:p>99</text:p>
          </table:table-cell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71453" calcext:value-type="float">
            <text:p>71453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71553" calcext:value-type="float">
            <text:p>71553</text:p>
          </table:table-cell>
          <table:table-cell office:value-type="float" office:value="98" calcext:value-type="float">
            <text:p>98</text:p>
          </table:table-cell>
          <table:table-cell office:value-type="float" office:value="150" calcext:value-type="float">
            <text:p>1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71654" calcext:value-type="float">
            <text:p>71654</text:p>
          </table:table-cell>
          <table:table-cell office:value-type="float" office:value="98" calcext:value-type="float">
            <text:p>98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71755" calcext:value-type="float">
            <text:p>71755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71856" calcext:value-type="float">
            <text:p>71856</text:p>
          </table:table-cell>
          <table:table-cell office:value-type="float" office:value="98" calcext:value-type="float">
            <text:p>98</text:p>
          </table:table-cell>
          <table:table-cell office:value-type="float" office:value="151" calcext:value-type="float">
            <text:p>1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71957" calcext:value-type="float">
            <text:p>71957</text:p>
          </table:table-cell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72058" calcext:value-type="float">
            <text:p>72058</text:p>
          </table:table-cell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72159" calcext:value-type="float">
            <text:p>72159</text:p>
          </table:table-cell>
          <table:table-cell office:value-type="float" office:value="97" calcext:value-type="float">
            <text:p>97</text:p>
          </table:table-cell>
          <table:table-cell office:value-type="float" office:value="154" calcext:value-type="float">
            <text:p>1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72259" calcext:value-type="float">
            <text:p>72259</text:p>
          </table:table-cell>
          <table:table-cell office:value-type="float" office:value="96" calcext:value-type="float">
            <text:p>96</text:p>
          </table:table-cell>
          <table:table-cell office:value-type="float" office:value="152" calcext:value-type="float">
            <text:p>1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72361" calcext:value-type="float">
            <text:p>72361</text:p>
          </table:table-cell>
          <table:table-cell office:value-type="float" office:value="96" calcext:value-type="float">
            <text:p>96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72462" calcext:value-type="float">
            <text:p>72462</text:p>
          </table:table-cell>
          <table:table-cell office:value-type="float" office:value="96" calcext:value-type="float">
            <text:p>96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72563" calcext:value-type="float">
            <text:p>72563</text:p>
          </table:table-cell>
          <table:table-cell office:value-type="float" office:value="96" calcext:value-type="float">
            <text:p>96</text:p>
          </table:table-cell>
          <table:table-cell office:value-type="float" office:value="152" calcext:value-type="float">
            <text:p>1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72664" calcext:value-type="float">
            <text:p>72664</text:p>
          </table:table-cell>
          <table:table-cell office:value-type="float" office:value="95" calcext:value-type="float">
            <text:p>95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2764" calcext:value-type="float">
            <text:p>72764</text:p>
          </table:table-cell>
          <table:table-cell office:value-type="float" office:value="96" calcext:value-type="float">
            <text:p>96</text:p>
          </table:table-cell>
          <table:table-cell office:value-type="float" office:value="154" calcext:value-type="float">
            <text:p>1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72866" calcext:value-type="float">
            <text:p>72866</text:p>
          </table:table-cell>
          <table:table-cell office:value-type="float" office:value="94" calcext:value-type="float">
            <text:p>94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2967" calcext:value-type="float">
            <text:p>72967</text:p>
          </table:table-cell>
          <table:table-cell office:value-type="float" office:value="94" calcext:value-type="float">
            <text:p>94</text:p>
          </table:table-cell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3067" calcext:value-type="float">
            <text:p>73067</text:p>
          </table:table-cell>
          <table:table-cell office:value-type="float" office:value="95" calcext:value-type="float">
            <text:p>95</text:p>
          </table:table-cell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3169" calcext:value-type="float">
            <text:p>73169</text:p>
          </table:table-cell>
          <table:table-cell office:value-type="float" office:value="94" calcext:value-type="float">
            <text:p>94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3269" calcext:value-type="float">
            <text:p>73269</text:p>
          </table:table-cell>
          <table:table-cell office:value-type="float" office:value="94" calcext:value-type="float">
            <text:p>94</text:p>
          </table:table-cell>
          <table:table-cell office:value-type="float" office:value="153" calcext:value-type="float">
            <text:p>1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73370" calcext:value-type="float">
            <text:p>73370</text:p>
          </table:table-cell>
          <table:table-cell office:value-type="float" office:value="94" calcext:value-type="float">
            <text:p>94</text:p>
          </table:table-cell>
          <table:table-cell office:value-type="float" office:value="155" calcext:value-type="float">
            <text:p>1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3472" calcext:value-type="float">
            <text:p>73472</text:p>
          </table:table-cell>
          <table:table-cell office:value-type="float" office:value="93" calcext:value-type="float">
            <text:p>93</text:p>
          </table:table-cell>
          <table:table-cell office:value-type="float" office:value="154" calcext:value-type="float">
            <text:p>1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73572" calcext:value-type="float">
            <text:p>73572</text:p>
          </table:table-cell>
          <table:table-cell office:value-type="float" office:value="93" calcext:value-type="float">
            <text:p>93</text:p>
          </table:table-cell>
          <table:table-cell office:value-type="float" office:value="154" calcext:value-type="float">
            <text:p>1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73674" calcext:value-type="float">
            <text:p>73674</text:p>
          </table:table-cell>
          <table:table-cell office:value-type="float" office:value="92" calcext:value-type="float">
            <text:p>92</text:p>
          </table:table-cell>
          <table:table-cell office:value-type="float" office:value="155" calcext:value-type="float">
            <text:p>1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73774" calcext:value-type="float">
            <text:p>73774</text:p>
          </table:table-cell>
          <table:table-cell office:value-type="float" office:value="92" calcext:value-type="float">
            <text:p>92</text:p>
          </table:table-cell>
          <table:table-cell office:value-type="float" office:value="154" calcext:value-type="float">
            <text:p>1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73875" calcext:value-type="float">
            <text:p>73875</text:p>
          </table:table-cell>
          <table:table-cell office:value-type="float" office:value="92" calcext:value-type="float">
            <text:p>92</text:p>
          </table:table-cell>
          <table:table-cell office:value-type="float" office:value="155" calcext:value-type="float">
            <text:p>1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73977" calcext:value-type="float">
            <text:p>73977</text:p>
          </table:table-cell>
          <table:table-cell office:value-type="float" office:value="91" calcext:value-type="float">
            <text:p>91</text:p>
          </table:table-cell>
          <table:table-cell office:value-type="float" office:value="156" calcext:value-type="float">
            <text:p>1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74077" calcext:value-type="float">
            <text:p>74077</text:p>
          </table:table-cell>
          <table:table-cell office:value-type="float" office:value="91" calcext:value-type="float">
            <text:p>91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74178" calcext:value-type="float">
            <text:p>74178</text:p>
          </table:table-cell>
          <table:table-cell office:value-type="float" office:value="91" calcext:value-type="float">
            <text:p>91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74279" calcext:value-type="float">
            <text:p>74279</text:p>
          </table:table-cell>
          <table:table-cell office:value-type="float" office:value="91" calcext:value-type="float">
            <text:p>91</text:p>
          </table:table-cell>
          <table:table-cell office:value-type="float" office:value="157" calcext:value-type="float">
            <text:p>1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74380" calcext:value-type="float">
            <text:p>74380</text:p>
          </table:table-cell>
          <table:table-cell office:value-type="float" office:value="91" calcext:value-type="float">
            <text:p>91</text:p>
          </table:table-cell>
          <table:table-cell office:value-type="float" office:value="156" calcext:value-type="float">
            <text:p>1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74482" calcext:value-type="float">
            <text:p>74482</text:p>
          </table:table-cell>
          <table:table-cell office:value-type="float" office:value="91" calcext:value-type="float">
            <text:p>91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74582" calcext:value-type="float">
            <text:p>74582</text:p>
          </table:table-cell>
          <table:table-cell office:value-type="float" office:value="89" calcext:value-type="float">
            <text:p>89</text:p>
          </table:table-cell>
          <table:table-cell office:value-type="float" office:value="156" calcext:value-type="float">
            <text:p>1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74683" calcext:value-type="float">
            <text:p>74683</text:p>
          </table:table-cell>
          <table:table-cell office:value-type="float" office:value="90" calcext:value-type="float">
            <text:p>90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74784" calcext:value-type="float">
            <text:p>74784</text:p>
          </table:table-cell>
          <table:table-cell office:value-type="float" office:value="89" calcext:value-type="float">
            <text:p>89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74885" calcext:value-type="float">
            <text:p>74885</text:p>
          </table:table-cell>
          <table:table-cell office:value-type="float" office:value="89" calcext:value-type="float">
            <text:p>89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74986" calcext:value-type="float">
            <text:p>74986</text:p>
          </table:table-cell>
          <table:table-cell office:value-type="float" office:value="90" calcext:value-type="float">
            <text:p>90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75087" calcext:value-type="float">
            <text:p>75087</text:p>
          </table:table-cell>
          <table:table-cell office:value-type="float" office:value="89" calcext:value-type="float">
            <text:p>89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75188" calcext:value-type="float">
            <text:p>75188</text:p>
          </table:table-cell>
          <table:table-cell office:value-type="float" office:value="88" calcext:value-type="float">
            <text:p>88</text:p>
          </table:table-cell>
          <table:table-cell office:value-type="float" office:value="158" calcext:value-type="float">
            <text:p>1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75288" calcext:value-type="float">
            <text:p>75288</text:p>
          </table:table-cell>
          <table:table-cell office:value-type="float" office:value="88" calcext:value-type="float">
            <text:p>88</text:p>
          </table:table-cell>
          <table:table-cell office:value-type="float" office:value="156" calcext:value-type="float">
            <text:p>1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75390" calcext:value-type="float">
            <text:p>75390</text:p>
          </table:table-cell>
          <table:table-cell office:value-type="float" office:value="87" calcext:value-type="float">
            <text:p>87</text:p>
          </table:table-cell>
          <table:table-cell office:value-type="float" office:value="158" calcext:value-type="float">
            <text:p>1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75491" calcext:value-type="float">
            <text:p>75491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75592" calcext:value-type="float">
            <text:p>75592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75693" calcext:value-type="float">
            <text:p>75693</text:p>
          </table:table-cell>
          <table:table-cell office:value-type="float" office:value="86" calcext:value-type="float">
            <text:p>86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75793" calcext:value-type="float">
            <text:p>75793</text:p>
          </table:table-cell>
          <table:table-cell office:value-type="float" office:value="86" calcext:value-type="float">
            <text:p>86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75895" calcext:value-type="float">
            <text:p>75895</text:p>
          </table:table-cell>
          <table:table-cell office:value-type="float" office:value="86" calcext:value-type="float">
            <text:p>86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75996" calcext:value-type="float">
            <text:p>75996</text:p>
          </table:table-cell>
          <table:table-cell office:value-type="float" office:value="87" calcext:value-type="float">
            <text:p>87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76096" calcext:value-type="float">
            <text:p>76096</text:p>
          </table:table-cell>
          <table:table-cell office:value-type="float" office:value="85" calcext:value-type="float">
            <text:p>85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76198" calcext:value-type="float">
            <text:p>76198</text:p>
          </table:table-cell>
          <table:table-cell office:value-type="float" office:value="86" calcext:value-type="float">
            <text:p>86</text:p>
          </table:table-cell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76298" calcext:value-type="float">
            <text:p>76298</text:p>
          </table:table-cell>
          <table:table-cell office:value-type="float" office:value="85" calcext:value-type="float">
            <text:p>85</text:p>
          </table:table-cell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76399" calcext:value-type="float">
            <text:p>76399</text:p>
          </table:table-cell>
          <table:table-cell office:value-type="float" office:value="84" calcext:value-type="float">
            <text:p>84</text:p>
          </table:table-cell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76501" calcext:value-type="float">
            <text:p>76501</text:p>
          </table:table-cell>
          <table:table-cell office:value-type="float" office:value="85" calcext:value-type="float">
            <text:p>85</text:p>
          </table:table-cell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76601" calcext:value-type="float">
            <text:p>76601</text:p>
          </table:table-cell>
          <table:table-cell office:value-type="float" office:value="84" calcext:value-type="float">
            <text:p>84</text:p>
          </table:table-cell>
          <table:table-cell office:value-type="float" office:value="160" calcext:value-type="float">
            <text:p>16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76703" calcext:value-type="float">
            <text:p>76703</text:p>
          </table:table-cell>
          <table:table-cell office:value-type="float" office:value="84" calcext:value-type="float">
            <text:p>84</text:p>
          </table:table-cell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76803" calcext:value-type="float">
            <text:p>76803</text:p>
          </table:table-cell>
          <table:table-cell office:value-type="float" office:value="84" calcext:value-type="float">
            <text:p>84</text:p>
          </table:table-cell>
          <table:table-cell office:value-type="float" office:value="158" calcext:value-type="float">
            <text:p>15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76904" calcext:value-type="float">
            <text:p>76904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77006" calcext:value-type="float">
            <text:p>77006</text:p>
          </table:table-cell>
          <table:table-cell office:value-type="float" office:value="82" calcext:value-type="float">
            <text:p>82</text:p>
          </table:table-cell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77106" calcext:value-type="float">
            <text:p>77106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77207" calcext:value-type="float">
            <text:p>77207</text:p>
          </table:table-cell>
          <table:table-cell office:value-type="float" office:value="82" calcext:value-type="float">
            <text:p>82</text:p>
          </table:table-cell>
          <table:table-cell office:value-type="float" office:value="158" calcext:value-type="float">
            <text:p>1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77308" calcext:value-type="float">
            <text:p>77308</text:p>
          </table:table-cell>
          <table:table-cell office:value-type="float" office:value="82" calcext:value-type="float">
            <text:p>82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77409" calcext:value-type="float">
            <text:p>77409</text:p>
          </table:table-cell>
          <table:table-cell office:value-type="float" office:value="82" calcext:value-type="float">
            <text:p>82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77510" calcext:value-type="float">
            <text:p>77510</text:p>
          </table:table-cell>
          <table:table-cell office:value-type="float" office:value="81" calcext:value-type="float">
            <text:p>81</text:p>
          </table:table-cell>
          <table:table-cell office:value-type="float" office:value="159" calcext:value-type="float">
            <text:p>1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77611" calcext:value-type="float">
            <text:p>77611</text:p>
          </table:table-cell>
          <table:table-cell office:value-type="float" office:value="82" calcext:value-type="float">
            <text:p>82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77712" calcext:value-type="float">
            <text:p>77712</text:p>
          </table:table-cell>
          <table:table-cell office:value-type="float" office:value="81" calcext:value-type="float">
            <text:p>81</text:p>
          </table:table-cell>
          <table:table-cell office:value-type="float" office:value="159" calcext:value-type="float">
            <text:p>1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77813" calcext:value-type="float">
            <text:p>77813</text:p>
          </table:table-cell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77914" calcext:value-type="float">
            <text:p>77914</text:p>
          </table:table-cell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78015" calcext:value-type="float">
            <text:p>78015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78116" calcext:value-type="float">
            <text:p>78116</text:p>
          </table:table-cell>
          <table:table-cell office:value-type="float" office:value="79" calcext:value-type="float">
            <text:p>79</text:p>
          </table:table-cell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78217" calcext:value-type="float">
            <text:p>78217</text:p>
          </table:table-cell>
          <table:table-cell office:value-type="float" office:value="79" calcext:value-type="float">
            <text:p>79</text:p>
          </table:table-cell>
          <table:table-cell office:value-type="float" office:value="162" calcext:value-type="float">
            <text:p>16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78317" calcext:value-type="float">
            <text:p>78317</text:p>
          </table:table-cell>
          <table:table-cell office:value-type="float" office:value="79" calcext:value-type="float">
            <text:p>79</text:p>
          </table:table-cell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78419" calcext:value-type="float">
            <text:p>78419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78520" calcext:value-type="float">
            <text:p>78520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78" calcext:value-type="float">
            <text:p>78</text:p>
          </table:table-cell>
          <table:table-cell office:value-type="float" office:value="162" calcext:value-type="float">
            <text:p>16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8" calcext:value-type="float">
            <text:p>78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8822" calcext:value-type="float">
            <text:p>78822</text:p>
          </table:table-cell>
          <table:table-cell office:value-type="float" office:value="77" calcext:value-type="float">
            <text:p>77</text:p>
          </table:table-cell>
          <table:table-cell office:value-type="float" office:value="162" calcext:value-type="float">
            <text:p>16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8924" calcext:value-type="float">
            <text:p>78924</text:p>
          </table:table-cell>
          <table:table-cell office:value-type="float" office:value="77" calcext:value-type="float">
            <text:p>77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9025" calcext:value-type="float">
            <text:p>79025</text:p>
          </table:table-cell>
          <table:table-cell office:value-type="float" office:value="77" calcext:value-type="float">
            <text:p>77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9125" calcext:value-type="float">
            <text:p>79125</text:p>
          </table:table-cell>
          <table:table-cell office:value-type="float" office:value="76" calcext:value-type="float">
            <text:p>76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9227" calcext:value-type="float">
            <text:p>79227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9327" calcext:value-type="float">
            <text:p>79327</text:p>
          </table:table-cell>
          <table:table-cell office:value-type="float" office:value="76" calcext:value-type="float">
            <text:p>76</text:p>
          </table:table-cell>
          <table:table-cell office:value-type="float" office:value="162" calcext:value-type="float">
            <text:p>1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79428" calcext:value-type="float">
            <text:p>79428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79530" calcext:value-type="float">
            <text:p>79530</text:p>
          </table:table-cell>
          <table:table-cell office:value-type="float" office:value="76" calcext:value-type="float">
            <text:p>76</text:p>
          </table:table-cell>
          <table:table-cell office:value-type="float" office:value="162" calcext:value-type="float">
            <text:p>1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79630" calcext:value-type="float">
            <text:p>79630</text:p>
          </table:table-cell>
          <table:table-cell office:value-type="float" office:value="75" calcext:value-type="float">
            <text:p>75</text:p>
          </table:table-cell>
          <table:table-cell office:value-type="float" office:value="162" calcext:value-type="float">
            <text:p>16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79732" calcext:value-type="float">
            <text:p>79732</text:p>
          </table:table-cell>
          <table:table-cell office:value-type="float" office:value="74" calcext:value-type="float">
            <text:p>74</text:p>
          </table:table-cell>
          <table:table-cell office:value-type="float" office:value="162" calcext:value-type="float">
            <text:p>16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79832" calcext:value-type="float">
            <text:p>79832</text:p>
          </table:table-cell>
          <table:table-cell office:value-type="float" office:value="75" calcext:value-type="float">
            <text:p>75</text:p>
          </table:table-cell>
          <table:table-cell office:value-type="float" office:value="162" calcext:value-type="float">
            <text:p>16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79933" calcext:value-type="float">
            <text:p>79933</text:p>
          </table:table-cell>
          <table:table-cell office:value-type="float" office:value="74" calcext:value-type="float">
            <text:p>74</text:p>
          </table:table-cell>
          <table:table-cell office:value-type="float" office:value="161" calcext:value-type="float">
            <text:p>1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80035" calcext:value-type="float">
            <text:p>80035</text:p>
          </table:table-cell>
          <table:table-cell office:value-type="float" office:value="73" calcext:value-type="float">
            <text:p>73</text:p>
          </table:table-cell>
          <table:table-cell office:value-type="float" office:value="161" calcext:value-type="float">
            <text:p>1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80135" calcext:value-type="float">
            <text:p>80135</text:p>
          </table:table-cell>
          <table:table-cell office:value-type="float" office:value="74" calcext:value-type="float">
            <text:p>74</text:p>
          </table:table-cell>
          <table:table-cell office:value-type="float" office:value="161" calcext:value-type="float">
            <text:p>1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80236" calcext:value-type="float">
            <text:p>80236</text:p>
          </table:table-cell>
          <table:table-cell office:value-type="float" office:value="74" calcext:value-type="float">
            <text:p>74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80337" calcext:value-type="float">
            <text:p>80337</text:p>
          </table:table-cell>
          <table:table-cell office:value-type="float" office:value="73" calcext:value-type="float">
            <text:p>73</text:p>
          </table:table-cell>
          <table:table-cell office:value-type="float" office:value="161" calcext:value-type="float">
            <text:p>16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80438" calcext:value-type="float">
            <text:p>80438</text:p>
          </table:table-cell>
          <table:table-cell office:value-type="float" office:value="73" calcext:value-type="float">
            <text:p>73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80539" calcext:value-type="float">
            <text:p>80539</text:p>
          </table:table-cell>
          <table:table-cell office:value-type="float" office:value="72" calcext:value-type="float">
            <text:p>72</text:p>
          </table:table-cell>
          <table:table-cell office:value-type="float" office:value="161" calcext:value-type="float">
            <text:p>16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80640" calcext:value-type="float">
            <text:p>80640</text:p>
          </table:table-cell>
          <table:table-cell office:value-type="float" office:value="72" calcext:value-type="float">
            <text:p>72</text:p>
          </table:table-cell>
          <table:table-cell office:value-type="float" office:value="161" calcext:value-type="float">
            <text:p>1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80741" calcext:value-type="float">
            <text:p>80741</text:p>
          </table:table-cell>
          <table:table-cell office:value-type="float" office:value="71" calcext:value-type="float">
            <text:p>71</text:p>
          </table:table-cell>
          <table:table-cell office:value-type="float" office:value="163" calcext:value-type="float">
            <text:p>16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80842" calcext:value-type="float">
            <text:p>80842</text:p>
          </table:table-cell>
          <table:table-cell office:value-type="float" office:value="71" calcext:value-type="float">
            <text:p>71</text:p>
          </table:table-cell>
          <table:table-cell office:value-type="float" office:value="161" calcext:value-type="float">
            <text:p>1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80943" calcext:value-type="float">
            <text:p>80943</text:p>
          </table:table-cell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81044" calcext:value-type="float">
            <text:p>81044</text:p>
          </table:table-cell>
          <table:table-cell office:value-type="float" office:value="71" calcext:value-type="float">
            <text:p>71</text:p>
          </table:table-cell>
          <table:table-cell office:value-type="float" office:value="161" calcext:value-type="float">
            <text:p>1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81145" calcext:value-type="float">
            <text:p>81145</text:p>
          </table:table-cell>
          <table:table-cell office:value-type="float" office:value="70" calcext:value-type="float">
            <text:p>70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81246" calcext:value-type="float">
            <text:p>81246</text:p>
          </table:table-cell>
          <table:table-cell office:value-type="float" office:value="70" calcext:value-type="float">
            <text:p>70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81346" calcext:value-type="float">
            <text:p>81346</text:p>
          </table:table-cell>
          <table:table-cell office:value-type="float" office:value="70" calcext:value-type="float">
            <text:p>70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81448" calcext:value-type="float">
            <text:p>81448</text:p>
          </table:table-cell>
          <table:table-cell office:value-type="float" office:value="69" calcext:value-type="float">
            <text:p>69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81549" calcext:value-type="float">
            <text:p>81549</text:p>
          </table:table-cell>
          <table:table-cell office:value-type="float" office:value="69" calcext:value-type="float">
            <text:p>69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81650" calcext:value-type="float">
            <text:p>81650</text:p>
          </table:table-cell>
          <table:table-cell office:value-type="float" office:value="69" calcext:value-type="float">
            <text:p>69</text:p>
          </table:table-cell>
          <table:table-cell office:value-type="float" office:value="163" calcext:value-type="float">
            <text:p>16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81751" calcext:value-type="float">
            <text:p>81751</text:p>
          </table:table-cell>
          <table:table-cell office:value-type="float" office:value="68" calcext:value-type="float">
            <text:p>68</text:p>
          </table:table-cell>
          <table:table-cell office:value-type="float" office:value="163" calcext:value-type="float">
            <text:p>16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81851" calcext:value-type="float">
            <text:p>81851</text:p>
          </table:table-cell>
          <table:table-cell office:value-type="float" office:value="68" calcext:value-type="float">
            <text:p>68</text:p>
          </table:table-cell>
          <table:table-cell office:value-type="float" office:value="161" calcext:value-type="float">
            <text:p>16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81953" calcext:value-type="float">
            <text:p>81953</text:p>
          </table:table-cell>
          <table:table-cell office:value-type="float" office:value="68" calcext:value-type="float">
            <text:p>68</text:p>
          </table:table-cell>
          <table:table-cell office:value-type="float" office:value="162" calcext:value-type="float">
            <text:p>16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82054" calcext:value-type="float">
            <text:p>82054</text:p>
          </table:table-cell>
          <table:table-cell office:value-type="float" office:value="68" calcext:value-type="float">
            <text:p>68</text:p>
          </table:table-cell>
          <table:table-cell office:value-type="float" office:value="162" calcext:value-type="float">
            <text:p>1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82154" calcext:value-type="float">
            <text:p>82154</text:p>
          </table:table-cell>
          <table:table-cell office:value-type="float" office:value="67" calcext:value-type="float">
            <text:p>67</text:p>
          </table:table-cell>
          <table:table-cell office:value-type="float" office:value="162" calcext:value-type="float">
            <text:p>16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82256" calcext:value-type="float">
            <text:p>82256</text:p>
          </table:table-cell>
          <table:table-cell office:value-type="float" office:value="67" calcext:value-type="float">
            <text:p>67</text:p>
          </table:table-cell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82356" calcext:value-type="float">
            <text:p>82356</text:p>
          </table:table-cell>
          <table:table-cell office:value-type="float" office:value="67" calcext:value-type="float">
            <text:p>67</text:p>
          </table:table-cell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82457" calcext:value-type="float">
            <text:p>82457</text:p>
          </table:table-cell>
          <table:table-cell office:value-type="float" office:value="66" calcext:value-type="float">
            <text:p>66</text:p>
          </table:table-cell>
          <table:table-cell office:value-type="float" office:value="162" calcext:value-type="float">
            <text:p>1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82559" calcext:value-type="float">
            <text:p>82559</text:p>
          </table:table-cell>
          <table:table-cell office:value-type="float" office:value="66" calcext:value-type="float">
            <text:p>66</text:p>
          </table:table-cell>
          <table:table-cell office:value-type="float" office:value="162" calcext:value-type="float">
            <text:p>1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82659" calcext:value-type="float">
            <text:p>82659</text:p>
          </table:table-cell>
          <table:table-cell office:value-type="float" office:value="66" calcext:value-type="float">
            <text:p>66</text:p>
          </table:table-cell>
          <table:table-cell office:value-type="float" office:value="163" calcext:value-type="float">
            <text:p>16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82761" calcext:value-type="float">
            <text:p>82761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82861" calcext:value-type="float">
            <text:p>82861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82962" calcext:value-type="float">
            <text:p>82962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83064" calcext:value-type="float">
            <text:p>83064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83164" calcext:value-type="float">
            <text:p>83164</text:p>
          </table:table-cell>
          <table:table-cell office:value-type="float" office:value="65" calcext:value-type="float">
            <text:p>65</text:p>
          </table:table-cell>
          <table:table-cell office:value-type="float" office:value="164" calcext:value-type="float">
            <text:p>1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83265" calcext:value-type="float">
            <text:p>83265</text:p>
          </table:table-cell>
          <table:table-cell office:value-type="float" office:value="65" calcext:value-type="float">
            <text:p>65</text:p>
          </table:table-cell>
          <table:table-cell office:value-type="float" office:value="164" calcext:value-type="float">
            <text:p>1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83366" calcext:value-type="float">
            <text:p>83366</text:p>
          </table:table-cell>
          <table:table-cell office:value-type="float" office:value="64" calcext:value-type="float">
            <text:p>64</text:p>
          </table:table-cell>
          <table:table-cell office:value-type="float" office:value="162" calcext:value-type="float">
            <text:p>1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83467" calcext:value-type="float">
            <text:p>83467</text:p>
          </table:table-cell>
          <table:table-cell office:value-type="float" office:value="63" calcext:value-type="float">
            <text:p>63</text:p>
          </table:table-cell>
          <table:table-cell office:value-type="float" office:value="163" calcext:value-type="float">
            <text:p>1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83568" calcext:value-type="float">
            <text:p>83568</text:p>
          </table:table-cell>
          <table:table-cell office:value-type="float" office:value="63" calcext:value-type="float">
            <text:p>63</text:p>
          </table:table-cell>
          <table:table-cell office:value-type="float" office:value="163" calcext:value-type="float">
            <text:p>1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83669" calcext:value-type="float">
            <text:p>83669</text:p>
          </table:table-cell>
          <table:table-cell office:value-type="float" office:value="62" calcext:value-type="float">
            <text:p>62</text:p>
          </table:table-cell>
          <table:table-cell office:value-type="float" office:value="162" calcext:value-type="float">
            <text:p>1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83770" calcext:value-type="float">
            <text:p>83770</text:p>
          </table:table-cell>
          <table:table-cell office:value-type="float" office:value="62" calcext:value-type="float">
            <text:p>62</text:p>
          </table:table-cell>
          <table:table-cell office:value-type="float" office:value="162" calcext:value-type="float">
            <text:p>1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83871" calcext:value-type="float">
            <text:p>83871</text:p>
          </table:table-cell>
          <table:table-cell office:value-type="float" office:value="62" calcext:value-type="float">
            <text:p>62</text:p>
          </table:table-cell>
          <table:table-cell office:value-type="float" office:value="164" calcext:value-type="float">
            <text:p>16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83972" calcext:value-type="float">
            <text:p>83972</text:p>
          </table:table-cell>
          <table:table-cell office:value-type="float" office:value="62" calcext:value-type="float">
            <text:p>62</text:p>
          </table:table-cell>
          <table:table-cell office:value-type="float" office:value="164" calcext:value-type="float">
            <text:p>16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84073" calcext:value-type="float">
            <text:p>84073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84174" calcext:value-type="float">
            <text:p>84174</text:p>
          </table:table-cell>
          <table:table-cell office:value-type="float" office:value="61" calcext:value-type="float">
            <text:p>61</text:p>
          </table:table-cell>
          <table:table-cell office:value-type="float" office:value="163" calcext:value-type="float">
            <text:p>16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84275" calcext:value-type="float">
            <text:p>84275</text:p>
          </table:table-cell>
          <table:table-cell office:value-type="float" office:value="60" calcext:value-type="float">
            <text:p>60</text:p>
          </table:table-cell>
          <table:table-cell office:value-type="float" office:value="164" calcext:value-type="float">
            <text:p>16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84375" calcext:value-type="float">
            <text:p>84375</text:p>
          </table:table-cell>
          <table:table-cell office:value-type="float" office:value="61" calcext:value-type="float">
            <text:p>61</text:p>
          </table:table-cell>
          <table:table-cell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84477" calcext:value-type="float">
            <text:p>84477</text:p>
          </table:table-cell>
          <table:table-cell office:value-type="float" office:value="60" calcext:value-type="float">
            <text:p>60</text:p>
          </table:table-cell>
          <table:table-cell office:value-type="float" office:value="164" calcext:value-type="float">
            <text:p>16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84578" calcext:value-type="float">
            <text:p>84578</text:p>
          </table:table-cell>
          <table:table-cell office:value-type="float" office:value="60" calcext:value-type="float">
            <text:p>60</text:p>
          </table:table-cell>
          <table:table-cell office:value-type="float" office:value="164" calcext:value-type="float">
            <text:p>16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84678" calcext:value-type="float">
            <text:p>84678</text:p>
          </table:table-cell>
          <table:table-cell office:value-type="float" office:value="60" calcext:value-type="float">
            <text:p>60</text:p>
          </table:table-cell>
          <table:table-cell office:value-type="float" office:value="162" calcext:value-type="float">
            <text:p>16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84780" calcext:value-type="float">
            <text:p>84780</text:p>
          </table:table-cell>
          <table:table-cell office:value-type="float" office:value="59" calcext:value-type="float">
            <text:p>59</text:p>
          </table:table-cell>
          <table:table-cell office:value-type="float" office:value="162" calcext:value-type="float">
            <text:p>16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84880" calcext:value-type="float">
            <text:p>84880</text:p>
          </table:table-cell>
          <table:table-cell office:value-type="float" office:value="59" calcext:value-type="float">
            <text:p>59</text:p>
          </table:table-cell>
          <table:table-cell office:value-type="float" office:value="163" calcext:value-type="float">
            <text:p>16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84982" calcext:value-type="float">
            <text:p>84982</text:p>
          </table:table-cell>
          <table:table-cell office:value-type="float" office:value="59" calcext:value-type="float">
            <text:p>59</text:p>
          </table:table-cell>
          <table:table-cell office:value-type="float" office:value="163" calcext:value-type="float">
            <text:p>16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85083" calcext:value-type="float">
            <text:p>85083</text:p>
          </table:table-cell>
          <table:table-cell office:value-type="float" office:value="59" calcext:value-type="float">
            <text:p>59</text:p>
          </table:table-cell>
          <table:table-cell office:value-type="float" office:value="163" calcext:value-type="float">
            <text:p>16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85183" calcext:value-type="float">
            <text:p>85183</text:p>
          </table:table-cell>
          <table:table-cell office:value-type="float" office:value="58" calcext:value-type="float">
            <text:p>58</text:p>
          </table:table-cell>
          <table:table-cell office:value-type="float" office:value="163" calcext:value-type="float">
            <text:p>16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85285" calcext:value-type="float">
            <text:p>85285</text:p>
          </table:table-cell>
          <table:table-cell office:value-type="float" office:value="58" calcext:value-type="float">
            <text:p>58</text:p>
          </table:table-cell>
          <table:table-cell office:value-type="float" office:value="163" calcext:value-type="float">
            <text:p>16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85385" calcext:value-type="float">
            <text:p>85385</text:p>
          </table:table-cell>
          <table:table-cell office:value-type="float" office:value="57" calcext:value-type="float">
            <text:p>57</text:p>
          </table:table-cell>
          <table:table-cell office:value-type="float" office:value="164" calcext:value-type="float">
            <text:p>1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85486" calcext:value-type="float">
            <text:p>85486</text:p>
          </table:table-cell>
          <table:table-cell office:value-type="float" office:value="58" calcext:value-type="float">
            <text:p>58</text:p>
          </table:table-cell>
          <table:table-cell office:value-type="float" office:value="163" calcext:value-type="float">
            <text:p>1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85588" calcext:value-type="float">
            <text:p>85588</text:p>
          </table:table-cell>
          <table:table-cell office:value-type="float" office:value="57" calcext:value-type="float">
            <text:p>57</text:p>
          </table:table-cell>
          <table:table-cell office:value-type="float" office:value="164" calcext:value-type="float">
            <text:p>1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85688" calcext:value-type="float">
            <text:p>85688</text:p>
          </table:table-cell>
          <table:table-cell office:value-type="float" office:value="57" calcext:value-type="float">
            <text:p>57</text:p>
          </table:table-cell>
          <table:table-cell office:value-type="float" office:value="163" calcext:value-type="float">
            <text:p>1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85790" calcext:value-type="float">
            <text:p>85790</text:p>
          </table:table-cell>
          <table:table-cell office:value-type="float" office:value="56" calcext:value-type="float">
            <text:p>56</text:p>
          </table:table-cell>
          <table:table-cell office:value-type="float" office:value="164" calcext:value-type="float">
            <text:p>1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85890" calcext:value-type="float">
            <text:p>85890</text:p>
          </table:table-cell>
          <table:table-cell office:value-type="float" office:value="56" calcext:value-type="float">
            <text:p>56</text:p>
          </table:table-cell>
          <table:table-cell office:value-type="float" office:value="162" calcext:value-type="float">
            <text:p>16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85991" calcext:value-type="float">
            <text:p>85991</text:p>
          </table:table-cell>
          <table:table-cell office:value-type="float" office:value="56" calcext:value-type="float">
            <text:p>56</text:p>
          </table:table-cell>
          <table:table-cell office:value-type="float" office:value="162" calcext:value-type="float">
            <text:p>16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86093" calcext:value-type="float">
            <text:p>86093</text:p>
          </table:table-cell>
          <table:table-cell office:value-type="float" office:value="56" calcext:value-type="float">
            <text:p>56</text:p>
          </table:table-cell>
          <table:table-cell office:value-type="float" office:value="163" calcext:value-type="float">
            <text:p>1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86193" calcext:value-type="float">
            <text:p>86193</text:p>
          </table:table-cell>
          <table:table-cell office:value-type="float" office:value="55" calcext:value-type="float">
            <text:p>55</text:p>
          </table:table-cell>
          <table:table-cell office:value-type="float" office:value="163" calcext:value-type="float">
            <text:p>1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86294" calcext:value-type="float">
            <text:p>86294</text:p>
          </table:table-cell>
          <table:table-cell office:value-type="float" office:value="55" calcext:value-type="float">
            <text:p>55</text:p>
          </table:table-cell>
          <table:table-cell office:value-type="float" office:value="163" calcext:value-type="float">
            <text:p>1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86395" calcext:value-type="float">
            <text:p>86395</text:p>
          </table:table-cell>
          <table:table-cell office:value-type="float" office:value="55" calcext:value-type="float">
            <text:p>55</text:p>
          </table:table-cell>
          <table:table-cell office:value-type="float" office:value="163" calcext:value-type="float">
            <text:p>1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86496" calcext:value-type="float">
            <text:p>86496</text:p>
          </table:table-cell>
          <table:table-cell office:value-type="float" office:value="55" calcext:value-type="float">
            <text:p>55</text:p>
          </table:table-cell>
          <table:table-cell office:value-type="float" office:value="163" calcext:value-type="float">
            <text:p>16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86597" calcext:value-type="float">
            <text:p>86597</text:p>
          </table:table-cell>
          <table:table-cell office:value-type="float" office:value="54" calcext:value-type="float">
            <text:p>54</text:p>
          </table:table-cell>
          <table:table-cell office:value-type="float" office:value="163" calcext:value-type="float">
            <text:p>16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86698" calcext:value-type="float">
            <text:p>86698</text:p>
          </table:table-cell>
          <table:table-cell office:value-type="float" office:value="54" calcext:value-type="float">
            <text:p>54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86799" calcext:value-type="float">
            <text:p>86799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86900" calcext:value-type="float">
            <text:p>86900</text:p>
          </table:table-cell>
          <table:table-cell office:value-type="float" office:value="54" calcext:value-type="float">
            <text:p>54</text:p>
          </table:table-cell>
          <table:table-cell office:value-type="float" office:value="163" calcext:value-type="float">
            <text:p>16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87001" calcext:value-type="float">
            <text:p>87001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87102" calcext:value-type="float">
            <text:p>87102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87203" calcext:value-type="float">
            <text:p>87203</text:p>
          </table:table-cell>
          <table:table-cell office:value-type="float" office:value="52" calcext:value-type="float">
            <text:p>52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87304" calcext:value-type="float">
            <text:p>87304</text:p>
          </table:table-cell>
          <table:table-cell office:value-type="float" office:value="52" calcext:value-type="float">
            <text:p>52</text:p>
          </table:table-cell>
          <table:table-cell office:value-type="float" office:value="162" calcext:value-type="float">
            <text:p>16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87404" calcext:value-type="float">
            <text:p>87404</text:p>
          </table:table-cell>
          <table:table-cell office:value-type="float" office:value="52" calcext:value-type="float">
            <text:p>52</text:p>
          </table:table-cell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87506" calcext:value-type="float">
            <text:p>87506</text:p>
          </table:table-cell>
          <table:table-cell office:value-type="float" office:value="52" calcext:value-type="float">
            <text:p>52</text:p>
          </table:table-cell>
          <table:table-cell office:value-type="float" office:value="163" calcext:value-type="float">
            <text:p>16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87607" calcext:value-type="float">
            <text:p>87607</text:p>
          </table:table-cell>
          <table:table-cell office:value-type="float" office:value="52" calcext:value-type="float">
            <text:p>52</text:p>
          </table:table-cell>
          <table:table-cell office:value-type="float" office:value="163" calcext:value-type="float">
            <text:p>16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87707" calcext:value-type="float">
            <text:p>87707</text:p>
          </table:table-cell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87809" calcext:value-type="float">
            <text:p>87809</text:p>
          </table:table-cell>
          <table:table-cell office:value-type="float" office:value="51" calcext:value-type="float">
            <text:p>51</text:p>
          </table:table-cell>
          <table:table-cell office:value-type="float" office:value="163" calcext:value-type="float">
            <text:p>16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87909" calcext:value-type="float">
            <text:p>87909</text:p>
          </table:table-cell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88011" calcext:value-type="float">
            <text:p>88011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8112" calcext:value-type="float">
            <text:p>88112</text:p>
          </table:table-cell>
          <table:table-cell office:value-type="float" office:value="50" calcext:value-type="float">
            <text:p>50</text:p>
          </table:table-cell>
          <table:table-cell office:value-type="float" office:value="162" calcext:value-type="float">
            <text:p>16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8212" calcext:value-type="float">
            <text:p>88212</text:p>
          </table:table-cell>
          <table:table-cell office:value-type="float" office:value="50" calcext:value-type="float">
            <text:p>50</text:p>
          </table:table-cell>
          <table:table-cell office:value-type="float" office:value="162" calcext:value-type="float">
            <text:p>16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8314" calcext:value-type="float">
            <text:p>88314</text:p>
          </table:table-cell>
          <table:table-cell office:value-type="float" office:value="50" calcext:value-type="float">
            <text:p>50</text:p>
          </table:table-cell>
          <table:table-cell office:value-type="float" office:value="162" calcext:value-type="float">
            <text:p>16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8414" calcext:value-type="float">
            <text:p>88414</text:p>
          </table:table-cell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8515" calcext:value-type="float">
            <text:p>88515</text:p>
          </table:table-cell>
          <table:table-cell office:value-type="float" office:value="49" calcext:value-type="float">
            <text:p>49</text:p>
          </table:table-cell>
          <table:table-cell office:value-type="float" office:value="163" calcext:value-type="float">
            <text:p>1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8617" calcext:value-type="float">
            <text:p>88617</text:p>
          </table:table-cell>
          <table:table-cell office:value-type="float" office:value="48" calcext:value-type="float">
            <text:p>48</text:p>
          </table:table-cell>
          <table:table-cell office:value-type="float" office:value="162" calcext:value-type="float">
            <text:p>16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8717" calcext:value-type="float">
            <text:p>88717</text:p>
          </table:table-cell>
          <table:table-cell office:value-type="float" office:value="48" calcext:value-type="float">
            <text:p>48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88819" calcext:value-type="float">
            <text:p>88819</text:p>
          </table:table-cell>
          <table:table-cell office:value-type="float" office:value="48" calcext:value-type="float">
            <text:p>48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88919" calcext:value-type="float">
            <text:p>88919</text:p>
          </table:table-cell>
          <table:table-cell office:value-type="float" office:value="48" calcext:value-type="float">
            <text:p>48</text:p>
          </table:table-cell>
          <table:table-cell office:value-type="float" office:value="162" calcext:value-type="float">
            <text:p>1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89020" calcext:value-type="float">
            <text:p>89020</text:p>
          </table:table-cell>
          <table:table-cell office:value-type="float" office:value="48" calcext:value-type="float">
            <text:p>4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89122" calcext:value-type="float">
            <text:p>89122</text:p>
          </table:table-cell>
          <table:table-cell office:value-type="float" office:value="47" calcext:value-type="float">
            <text:p>47</text:p>
          </table:table-cell>
          <table:table-cell office:value-type="float" office:value="163" calcext:value-type="float">
            <text:p>16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89222" calcext:value-type="float">
            <text:p>89222</text:p>
          </table:table-cell>
          <table:table-cell office:value-type="float" office:value="47" calcext:value-type="float">
            <text:p>47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89323" calcext:value-type="float">
            <text:p>89323</text:p>
          </table:table-cell>
          <table:table-cell office:value-type="float" office:value="47" calcext:value-type="float">
            <text:p>47</text:p>
          </table:table-cell>
          <table:table-cell office:value-type="float" office:value="163" calcext:value-type="float">
            <text:p>16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89424" calcext:value-type="float">
            <text:p>8942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89525" calcext:value-type="float">
            <text:p>89525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89626" calcext:value-type="float">
            <text:p>89626</text:p>
          </table:table-cell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89727" calcext:value-type="float">
            <text:p>89727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89828" calcext:value-type="float">
            <text:p>89828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89929" calcext:value-type="float">
            <text:p>89929</text:p>
          </table:table-cell>
          <table:table-cell office:value-type="float" office:value="45" calcext:value-type="float">
            <text:p>45</text:p>
          </table:table-cell>
          <table:table-cell office:value-type="float" office:value="162" calcext:value-type="float">
            <text:p>16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90030" calcext:value-type="float">
            <text:p>90030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90131" calcext:value-type="float">
            <text:p>90131</text:p>
          </table:table-cell>
          <table:table-cell office:value-type="float" office:value="45" calcext:value-type="float">
            <text:p>45</text:p>
          </table:table-cell>
          <table:table-cell office:value-type="float" office:value="162" calcext:value-type="float">
            <text:p>16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90232" calcext:value-type="float">
            <text:p>90232</text:p>
          </table:table-cell>
          <table:table-cell office:value-type="float" office:value="44" calcext:value-type="float">
            <text:p>44</text:p>
          </table:table-cell>
          <table:table-cell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90333" calcext:value-type="float">
            <text:p>90333</text:p>
          </table:table-cell>
          <table:table-cell office:value-type="float" office:value="44" calcext:value-type="float">
            <text:p>44</text:p>
          </table:table-cell>
          <table:table-cell office:value-type="float" office:value="162" calcext:value-type="float">
            <text:p>16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90433" calcext:value-type="float">
            <text:p>90433</text:p>
          </table:table-cell>
          <table:table-cell office:value-type="float" office:value="44" calcext:value-type="float">
            <text:p>44</text:p>
          </table:table-cell>
          <table:table-cell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90535" calcext:value-type="float">
            <text:p>90535</text:p>
          </table:table-cell>
          <table:table-cell office:value-type="float" office:value="44" calcext:value-type="float">
            <text:p>44</text:p>
          </table:table-cell>
          <table:table-cell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90636" calcext:value-type="float">
            <text:p>90636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90736" calcext:value-type="float">
            <text:p>90736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90838" calcext:value-type="float">
            <text:p>90838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90938" calcext:value-type="float">
            <text:p>90938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91040" calcext:value-type="float">
            <text:p>91040</text:p>
          </table:table-cell>
          <table:table-cell office:value-type="float" office:value="42" calcext:value-type="float">
            <text:p>42</text:p>
          </table:table-cell>
          <table:table-cell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91141" calcext:value-type="float">
            <text:p>91141</text:p>
          </table:table-cell>
          <table:table-cell office:value-type="float" office:value="42" calcext:value-type="float">
            <text:p>42</text:p>
          </table:table-cell>
          <table:table-cell office:value-type="float" office:value="161" calcext:value-type="float">
            <text:p>16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91241" calcext:value-type="float">
            <text:p>91241</text:p>
          </table:table-cell>
          <table:table-cell office:value-type="float" office:value="42" calcext:value-type="float">
            <text:p>42</text:p>
          </table:table-cell>
          <table:table-cell office:value-type="float" office:value="161" calcext:value-type="float">
            <text:p>16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91343" calcext:value-type="float">
            <text:p>91343</text:p>
          </table:table-cell>
          <table:table-cell office:value-type="float" office:value="42" calcext:value-type="float">
            <text:p>42</text:p>
          </table:table-cell>
          <table:table-cell office:value-type="float" office:value="161" calcext:value-type="float">
            <text:p>1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91443" calcext:value-type="float">
            <text:p>91443</text:p>
          </table:table-cell>
          <table:table-cell office:value-type="float" office:value="41" calcext:value-type="float">
            <text:p>41</text:p>
          </table:table-cell>
          <table:table-cell office:value-type="float" office:value="161" calcext:value-type="float">
            <text:p>1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91544" calcext:value-type="float">
            <text:p>91544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91646" calcext:value-type="float">
            <text:p>91646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91746" calcext:value-type="float">
            <text:p>91746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91848" calcext:value-type="float">
            <text:p>91848</text:p>
          </table:table-cell>
          <table:table-cell office:value-type="float" office:value="40" calcext:value-type="float">
            <text:p>40</text:p>
          </table:table-cell>
          <table:table-cell office:value-type="float" office:value="161" calcext:value-type="float">
            <text:p>16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91948" calcext:value-type="float">
            <text:p>91948</text:p>
          </table:table-cell>
          <table:table-cell office:value-type="float" office:value="40" calcext:value-type="float">
            <text:p>40</text:p>
          </table:table-cell>
          <table:table-cell office:value-type="float" office:value="159" calcext:value-type="float">
            <text:p>15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92049" calcext:value-type="float">
            <text:p>92049</text:p>
          </table:table-cell>
          <table:table-cell office:value-type="float" office:value="40" calcext:value-type="float">
            <text:p>40</text:p>
          </table:table-cell>
          <table:table-cell office:value-type="float" office:value="161" calcext:value-type="float">
            <text:p>16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92151" calcext:value-type="float">
            <text:p>92151</text:p>
          </table:table-cell>
          <table:table-cell office:value-type="float" office:value="39" calcext:value-type="float">
            <text:p>39</text:p>
          </table:table-cell>
          <table:table-cell office:value-type="float" office:value="159" calcext:value-type="float">
            <text:p>15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92251" calcext:value-type="float">
            <text:p>92251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92352" calcext:value-type="float">
            <text:p>92352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92453" calcext:value-type="float">
            <text:p>92453</text:p>
          </table:table-cell>
          <table:table-cell office:value-type="float" office:value="39" calcext:value-type="float">
            <text:p>39</text:p>
          </table:table-cell>
          <table:table-cell office:value-type="float" office:value="159" calcext:value-type="float">
            <text:p>1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92554" calcext:value-type="float">
            <text:p>92554</text:p>
          </table:table-cell>
          <table:table-cell office:value-type="float" office:value="38" calcext:value-type="float">
            <text:p>38</text:p>
          </table:table-cell>
          <table:table-cell office:value-type="float" office:value="159" calcext:value-type="float">
            <text:p>1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92655" calcext:value-type="float">
            <text:p>92655</text:p>
          </table:table-cell>
          <table:table-cell office:value-type="float" office:value="38" calcext:value-type="float">
            <text:p>38</text:p>
          </table:table-cell>
          <table:table-cell office:value-type="float" office:value="159" calcext:value-type="float">
            <text:p>1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92756" calcext:value-type="float">
            <text:p>92756</text:p>
          </table:table-cell>
          <table:table-cell office:value-type="float" office:value="38" calcext:value-type="float">
            <text:p>38</text:p>
          </table:table-cell>
          <table:table-cell office:value-type="float" office:value="159" calcext:value-type="float">
            <text:p>1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92857" calcext:value-type="float">
            <text:p>92857</text:p>
          </table:table-cell>
          <table:table-cell office:value-type="float" office:value="38" calcext:value-type="float">
            <text:p>38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92958" calcext:value-type="float">
            <text:p>92958</text:p>
          </table:table-cell>
          <table:table-cell office:value-type="float" office:value="38" calcext:value-type="float">
            <text:p>38</text:p>
          </table:table-cell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93059" calcext:value-type="float">
            <text:p>93059</text:p>
          </table:table-cell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93160" calcext:value-type="float">
            <text:p>93160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93261" calcext:value-type="float">
            <text:p>93261</text:p>
          </table:table-cell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93362" calcext:value-type="float">
            <text:p>93362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93462" calcext:value-type="float">
            <text:p>93462</text:p>
          </table:table-cell>
          <table:table-cell office:value-type="float" office:value="36" calcext:value-type="float">
            <text:p>36</text:p>
          </table:table-cell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93564" calcext:value-type="float">
            <text:p>93564</text:p>
          </table:table-cell>
          <table:table-cell office:value-type="float" office:value="36" calcext:value-type="float">
            <text:p>36</text:p>
          </table:table-cell>
          <table:table-cell office:value-type="float" office:value="159" calcext:value-type="float">
            <text:p>15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93665" calcext:value-type="float">
            <text:p>93665</text:p>
          </table:table-cell>
          <table:table-cell office:value-type="float" office:value="36" calcext:value-type="float">
            <text:p>36</text:p>
          </table:table-cell>
          <table:table-cell office:value-type="float" office:value="159" calcext:value-type="float">
            <text:p>15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93765" calcext:value-type="float">
            <text:p>93765</text:p>
          </table:table-cell>
          <table:table-cell office:value-type="float" office:value="36" calcext:value-type="float">
            <text:p>36</text:p>
          </table:table-cell>
          <table:table-cell office:value-type="float" office:value="159" calcext:value-type="float">
            <text:p>15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93867" calcext:value-type="float">
            <text:p>93867</text:p>
          </table:table-cell>
          <table:table-cell office:value-type="float" office:value="35" calcext:value-type="float">
            <text:p>35</text:p>
          </table:table-cell>
          <table:table-cell office:value-type="float" office:value="158" calcext:value-type="float">
            <text:p>1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93967" calcext:value-type="float">
            <text:p>93967</text:p>
          </table:table-cell>
          <table:table-cell office:value-type="float" office:value="35" calcext:value-type="float">
            <text:p>35</text:p>
          </table:table-cell>
          <table:table-cell office:value-type="float" office:value="159" calcext:value-type="float">
            <text:p>15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94069" calcext:value-type="float">
            <text:p>94069</text:p>
          </table:table-cell>
          <table:table-cell office:value-type="float" office:value="35" calcext:value-type="float">
            <text:p>35</text:p>
          </table:table-cell>
          <table:table-cell office:value-type="float" office:value="158" calcext:value-type="float">
            <text:p>15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94170" calcext:value-type="float">
            <text:p>94170</text:p>
          </table:table-cell>
          <table:table-cell office:value-type="float" office:value="35" calcext:value-type="float">
            <text:p>35</text:p>
          </table:table-cell>
          <table:table-cell office:value-type="float" office:value="158" calcext:value-type="float">
            <text:p>15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94270" calcext:value-type="float">
            <text:p>94270</text:p>
          </table:table-cell>
          <table:table-cell office:value-type="float" office:value="34" calcext:value-type="float">
            <text:p>34</text:p>
          </table:table-cell>
          <table:table-cell office:value-type="float" office:value="157" calcext:value-type="float">
            <text:p>15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94372" calcext:value-type="float">
            <text:p>94372</text:p>
          </table:table-cell>
          <table:table-cell office:value-type="float" office:value="34" calcext:value-type="float">
            <text:p>34</text:p>
          </table:table-cell>
          <table:table-cell office:value-type="float" office:value="158" calcext:value-type="float">
            <text:p>15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94472" calcext:value-type="float">
            <text:p>94472</text:p>
          </table:table-cell>
          <table:table-cell office:value-type="float" office:value="34" calcext:value-type="float">
            <text:p>34</text:p>
          </table:table-cell>
          <table:table-cell office:value-type="float" office:value="157" calcext:value-type="float">
            <text:p>15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94573" calcext:value-type="float">
            <text:p>94573</text:p>
          </table:table-cell>
          <table:table-cell office:value-type="float" office:value="34" calcext:value-type="float">
            <text:p>34</text:p>
          </table:table-cell>
          <table:table-cell office:value-type="float" office:value="159" calcext:value-type="float">
            <text:p>15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94675" calcext:value-type="float">
            <text:p>94675</text:p>
          </table:table-cell>
          <table:table-cell office:value-type="float" office:value="34" calcext:value-type="float">
            <text:p>34</text:p>
          </table:table-cell>
          <table:table-cell office:value-type="float" office:value="157" calcext:value-type="float">
            <text:p>15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94775" calcext:value-type="float">
            <text:p>94775</text:p>
          </table:table-cell>
          <table:table-cell office:value-type="float" office:value="33" calcext:value-type="float">
            <text:p>33</text:p>
          </table:table-cell>
          <table:table-cell office:value-type="float" office:value="158" calcext:value-type="float">
            <text:p>15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94877" calcext:value-type="float">
            <text:p>94877</text:p>
          </table:table-cell>
          <table:table-cell office:value-type="float" office:value="33" calcext:value-type="float">
            <text:p>33</text:p>
          </table:table-cell>
          <table:table-cell office:value-type="float" office:value="156" calcext:value-type="float">
            <text:p>15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94977" calcext:value-type="float">
            <text:p>94977</text:p>
          </table:table-cell>
          <table:table-cell office:value-type="float" office:value="33" calcext:value-type="float">
            <text:p>33</text:p>
          </table:table-cell>
          <table:table-cell office:value-type="float" office:value="157" calcext:value-type="float">
            <text:p>15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95078" calcext:value-type="float">
            <text:p>95078</text:p>
          </table:table-cell>
          <table:table-cell office:value-type="float" office:value="33" calcext:value-type="float">
            <text:p>33</text:p>
          </table:table-cell>
          <table:table-cell office:value-type="float" office:value="157" calcext:value-type="float">
            <text:p>15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95180" calcext:value-type="float">
            <text:p>95180</text:p>
          </table:table-cell>
          <table:table-cell office:value-type="float" office:value="32" calcext:value-type="float">
            <text:p>32</text:p>
          </table:table-cell>
          <table:table-cell office:value-type="float" office:value="157" calcext:value-type="float">
            <text:p>15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95280" calcext:value-type="float">
            <text:p>95280</text:p>
          </table:table-cell>
          <table:table-cell office:value-type="float" office:value="33" calcext:value-type="float">
            <text:p>33</text:p>
          </table:table-cell>
          <table:table-cell office:value-type="float" office:value="157" calcext:value-type="float">
            <text:p>15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95381" calcext:value-type="float">
            <text:p>95381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95482" calcext:value-type="float">
            <text:p>95482</text:p>
          </table:table-cell>
          <table:table-cell office:value-type="float" office:value="32" calcext:value-type="float">
            <text:p>32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95583" calcext:value-type="float">
            <text:p>95583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95684" calcext:value-type="float">
            <text:p>95684</text:p>
          </table:table-cell>
          <table:table-cell office:value-type="float" office:value="32" calcext:value-type="float">
            <text:p>32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95785" calcext:value-type="float">
            <text:p>95785</text:p>
          </table:table-cell>
          <table:table-cell office:value-type="float" office:value="31" calcext:value-type="float">
            <text:p>31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95886" calcext:value-type="float">
            <text:p>95886</text:p>
          </table:table-cell>
          <table:table-cell office:value-type="float" office:value="31" calcext:value-type="float">
            <text:p>31</text:p>
          </table:table-cell>
          <table:table-cell office:value-type="float" office:value="157" calcext:value-type="float">
            <text:p>15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95987" calcext:value-type="float">
            <text:p>95987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96088" calcext:value-type="float">
            <text:p>96088</text:p>
          </table:table-cell>
          <table:table-cell office:value-type="float" office:value="31" calcext:value-type="float">
            <text:p>31</text:p>
          </table:table-cell>
          <table:table-cell office:value-type="float" office:value="155" calcext:value-type="float">
            <text:p>15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96189" calcext:value-type="float">
            <text:p>96189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96290" calcext:value-type="float">
            <text:p>96290</text:p>
          </table:table-cell>
          <table:table-cell office:value-type="float" office:value="30" calcext:value-type="float">
            <text:p>30</text:p>
          </table:table-cell>
          <table:table-cell office:value-type="float" office:value="156" calcext:value-type="float">
            <text:p>1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96391" calcext:value-type="float">
            <text:p>96391</text:p>
          </table:table-cell>
          <table:table-cell office:value-type="float" office:value="30" calcext:value-type="float">
            <text:p>30</text:p>
          </table:table-cell>
          <table:table-cell office:value-type="float" office:value="156" calcext:value-type="float">
            <text:p>1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96492" calcext:value-type="float">
            <text:p>96492</text:p>
          </table:table-cell>
          <table:table-cell office:value-type="float" office:value="30" calcext:value-type="float">
            <text:p>30</text:p>
          </table:table-cell>
          <table:table-cell office:value-type="float" office:value="156" calcext:value-type="float">
            <text:p>1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96593" calcext:value-type="float">
            <text:p>96593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96694" calcext:value-type="float">
            <text:p>96694</text:p>
          </table:table-cell>
          <table:table-cell office:value-type="float" office:value="29" calcext:value-type="float">
            <text:p>29</text:p>
          </table:table-cell>
          <table:table-cell office:value-type="float" office:value="154" calcext:value-type="float">
            <text:p>15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96794" calcext:value-type="float">
            <text:p>96794</text:p>
          </table:table-cell>
          <table:table-cell office:value-type="float" office:value="29" calcext:value-type="float">
            <text:p>29</text:p>
          </table:table-cell>
          <table:table-cell office:value-type="float" office:value="155" calcext:value-type="float">
            <text:p>15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96896" calcext:value-type="float">
            <text:p>96896</text:p>
          </table:table-cell>
          <table:table-cell office:value-type="float" office:value="29" calcext:value-type="float">
            <text:p>29</text:p>
          </table:table-cell>
          <table:table-cell office:value-type="float" office:value="154" calcext:value-type="float">
            <text:p>15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96997" calcext:value-type="float">
            <text:p>96997</text:p>
          </table:table-cell>
          <table:table-cell office:value-type="float" office:value="29" calcext:value-type="float">
            <text:p>29</text:p>
          </table:table-cell>
          <table:table-cell office:value-type="float" office:value="155" calcext:value-type="float">
            <text:p>15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97098" calcext:value-type="float">
            <text:p>97098</text:p>
          </table:table-cell>
          <table:table-cell office:value-type="float" office:value="29" calcext:value-type="float">
            <text:p>29</text:p>
          </table:table-cell>
          <table:table-cell office:value-type="float" office:value="154" calcext:value-type="float">
            <text:p>15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97199" calcext:value-type="float">
            <text:p>97199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97300" calcext:value-type="float">
            <text:p>97300</text:p>
          </table:table-cell>
          <table:table-cell office:value-type="float" office:value="28" calcext:value-type="float">
            <text:p>28</text:p>
          </table:table-cell>
          <table:table-cell office:value-type="float" office:value="153" calcext:value-type="float">
            <text:p>15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97401" calcext:value-type="float">
            <text:p>97401</text:p>
          </table:table-cell>
          <table:table-cell office:value-type="float" office:value="28" calcext:value-type="float">
            <text:p>28</text:p>
          </table:table-cell>
          <table:table-cell office:value-type="float" office:value="153" calcext:value-type="float">
            <text:p>15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97502" calcext:value-type="float">
            <text:p>97502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97603" calcext:value-type="float">
            <text:p>97603</text:p>
          </table:table-cell>
          <table:table-cell office:value-type="float" office:value="27" calcext:value-type="float">
            <text:p>27</text:p>
          </table:table-cell>
          <table:table-cell office:value-type="float" office:value="153" calcext:value-type="float">
            <text:p>15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97704" calcext:value-type="float">
            <text:p>97704</text:p>
          </table:table-cell>
          <table:table-cell office:value-type="float" office:value="27" calcext:value-type="float">
            <text:p>27</text:p>
          </table:table-cell>
          <table:table-cell office:value-type="float" office:value="153" calcext:value-type="float">
            <text:p>15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97805" calcext:value-type="float">
            <text:p>97805</text:p>
          </table:table-cell>
          <table:table-cell office:value-type="float" office:value="27" calcext:value-type="float">
            <text:p>27</text:p>
          </table:table-cell>
          <table:table-cell office:value-type="float" office:value="152" calcext:value-type="float">
            <text:p>15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97907" calcext:value-type="float">
            <text:p>97907</text:p>
          </table:table-cell>
          <table:table-cell office:value-type="float" office:value="27" calcext:value-type="float">
            <text:p>27</text:p>
          </table:table-cell>
          <table:table-cell office:value-type="float" office:value="154" calcext:value-type="float">
            <text:p>1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98007" calcext:value-type="float">
            <text:p>98007</text:p>
          </table:table-cell>
          <table:table-cell office:value-type="float" office:value="27" calcext:value-type="float">
            <text:p>27</text:p>
          </table:table-cell>
          <table:table-cell office:value-type="float" office:value="152" calcext:value-type="float">
            <text:p>15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98108" calcext:value-type="float">
            <text:p>98108</text:p>
          </table:table-cell>
          <table:table-cell office:value-type="float" office:value="27" calcext:value-type="float">
            <text:p>27</text:p>
          </table:table-cell>
          <table:table-cell office:value-type="float" office:value="153" calcext:value-type="float">
            <text:p>15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98209" calcext:value-type="float">
            <text:p>98209</text:p>
          </table:table-cell>
          <table:table-cell office:value-type="float" office:value="26" calcext:value-type="float">
            <text:p>26</text:p>
          </table:table-cell>
          <table:table-cell office:value-type="float" office:value="152" calcext:value-type="float">
            <text:p>15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98310" calcext:value-type="float">
            <text:p>98310</text:p>
          </table:table-cell>
          <table:table-cell office:value-type="float" office:value="26" calcext:value-type="float">
            <text:p>26</text:p>
          </table:table-cell>
          <table:table-cell office:value-type="float" office:value="153" calcext:value-type="float">
            <text:p>15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98411" calcext:value-type="float">
            <text:p>98411</text:p>
          </table:table-cell>
          <table:table-cell office:value-type="float" office:value="26" calcext:value-type="float">
            <text:p>26</text:p>
          </table:table-cell>
          <table:table-cell office:value-type="float" office:value="152" calcext:value-type="float">
            <text:p>15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98512" calcext:value-type="float">
            <text:p>98512</text:p>
          </table:table-cell>
          <table:table-cell office:value-type="float" office:value="26" calcext:value-type="float">
            <text:p>26</text:p>
          </table:table-cell>
          <table:table-cell office:value-type="float" office:value="153" calcext:value-type="float">
            <text:p>1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98613" calcext:value-type="float">
            <text:p>98613</text:p>
          </table:table-cell>
          <table:table-cell office:value-type="float" office:value="25" calcext:value-type="float">
            <text:p>25</text:p>
          </table:table-cell>
          <table:table-cell office:value-type="float" office:value="151" calcext:value-type="float">
            <text:p>1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98714" calcext:value-type="float">
            <text:p>98714</text:p>
          </table:table-cell>
          <table:table-cell office:value-type="float" office:value="25" calcext:value-type="float">
            <text:p>25</text:p>
          </table:table-cell>
          <table:table-cell office:value-type="float" office:value="151" calcext:value-type="float">
            <text:p>1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98815" calcext:value-type="float">
            <text:p>98815</text:p>
          </table:table-cell>
          <table:table-cell office:value-type="float" office:value="25" calcext:value-type="float">
            <text:p>25</text:p>
          </table:table-cell>
          <table:table-cell office:value-type="float" office:value="152" calcext:value-type="float">
            <text:p>15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98916" calcext:value-type="float">
            <text:p>98916</text:p>
          </table:table-cell>
          <table:table-cell office:value-type="float" office:value="25" calcext:value-type="float">
            <text:p>25</text:p>
          </table:table-cell>
          <table:table-cell office:value-type="float" office:value="151" calcext:value-type="float">
            <text:p>1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99018" calcext:value-type="float">
            <text:p>99018</text:p>
          </table:table-cell>
          <table:table-cell office:value-type="float" office:value="25" calcext:value-type="float">
            <text:p>25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99118" calcext:value-type="float">
            <text:p>99118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99219" calcext:value-type="float">
            <text:p>99219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99321" calcext:value-type="float">
            <text:p>99321</text:p>
          </table:table-cell>
          <table:table-cell office:value-type="float" office:value="24" calcext:value-type="float">
            <text:p>24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99421" calcext:value-type="float">
            <text:p>99421</text:p>
          </table:table-cell>
          <table:table-cell office:value-type="float" office:value="24" calcext:value-type="float">
            <text:p>24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99522" calcext:value-type="float">
            <text:p>99522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99623" calcext:value-type="float">
            <text:p>99623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99724" calcext:value-type="float">
            <text:p>99724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99826" calcext:value-type="float">
            <text:p>99826</text:p>
          </table:table-cell>
          <table:table-cell office:value-type="float" office:value="23" calcext:value-type="float">
            <text:p>23</text:p>
          </table:table-cell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99926" calcext:value-type="float">
            <text:p>99926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100027" calcext:value-type="float">
            <text:p>100027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100129" calcext:value-type="float">
            <text:p>100129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100229" calcext:value-type="float">
            <text:p>100229</text:p>
          </table:table-cell>
          <table:table-cell office:value-type="float" office:value="23" calcext:value-type="float">
            <text:p>23</text:p>
          </table:table-cell>
          <table:table-cell office:value-type="float" office:value="149" calcext:value-type="float">
            <text:p>14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00330" calcext:value-type="float">
            <text:p>100330</text:p>
          </table:table-cell>
          <table:table-cell office:value-type="float" office:value="23" calcext:value-type="float">
            <text:p>23</text:p>
          </table:table-cell>
          <table:table-cell office:value-type="float" office:value="149" calcext:value-type="float">
            <text:p>14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00432" calcext:value-type="float">
            <text:p>100432</text:p>
          </table:table-cell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00532" calcext:value-type="float">
            <text:p>100532</text:p>
          </table:table-cell>
          <table:table-cell office:value-type="float" office:value="22" calcext:value-type="float">
            <text:p>22</text:p>
          </table:table-cell>
          <table:table-cell office:value-type="float" office:value="149" calcext:value-type="float">
            <text:p>14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00633" calcext:value-type="float">
            <text:p>100633</text:p>
          </table:table-cell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00735" calcext:value-type="float">
            <text:p>100735</text:p>
          </table:table-cell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00835" calcext:value-type="float">
            <text:p>100835</text:p>
          </table:table-cell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00937" calcext:value-type="float">
            <text:p>100937</text:p>
          </table:table-cell>
          <table:table-cell office:value-type="float" office:value="21" calcext:value-type="float">
            <text:p>21</text:p>
          </table:table-cell>
          <table:table-cell office:value-type="float" office:value="148" calcext:value-type="float">
            <text:p>1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01037" calcext:value-type="float">
            <text:p>101037</text:p>
          </table:table-cell>
          <table:table-cell office:value-type="float" office:value="21" calcext:value-type="float">
            <text:p>21</text:p>
          </table:table-cell>
          <table:table-cell office:value-type="float" office:value="147" calcext:value-type="float">
            <text:p>14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01138" calcext:value-type="float">
            <text:p>101138</text:p>
          </table:table-cell>
          <table:table-cell office:value-type="float" office:value="21" calcext:value-type="float">
            <text:p>21</text:p>
          </table:table-cell>
          <table:table-cell office:value-type="float" office:value="147" calcext:value-type="float">
            <text:p>14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01240" calcext:value-type="float">
            <text:p>101240</text:p>
          </table:table-cell>
          <table:table-cell office:value-type="float" office:value="21" calcext:value-type="float">
            <text:p>21</text:p>
          </table:table-cell>
          <table:table-cell office:value-type="float" office:value="147" calcext:value-type="float">
            <text:p>14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01340" calcext:value-type="float">
            <text:p>101340</text:p>
          </table:table-cell>
          <table:table-cell office:value-type="float" office:value="21" calcext:value-type="float">
            <text:p>21</text:p>
          </table:table-cell>
          <table:table-cell office:value-type="float" office:value="147" calcext:value-type="float">
            <text:p>14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01441" calcext:value-type="float">
            <text:p>101441</text:p>
          </table:table-cell>
          <table:table-cell office:value-type="float" office:value="21" calcext:value-type="float">
            <text:p>21</text:p>
          </table:table-cell>
          <table:table-cell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01543" calcext:value-type="float">
            <text:p>101543</text:p>
          </table:table-cell>
          <table:table-cell office:value-type="float" office:value="20" calcext:value-type="float">
            <text:p>20</text:p>
          </table:table-cell>
          <table:table-cell office:value-type="float" office:value="146" calcext:value-type="float">
            <text:p>14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01643" calcext:value-type="float">
            <text:p>101643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01744" calcext:value-type="float">
            <text:p>101744</text:p>
          </table:table-cell>
          <table:table-cell office:value-type="float" office:value="20" calcext:value-type="float">
            <text:p>20</text:p>
          </table:table-cell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01846" calcext:value-type="float">
            <text:p>101846</text:p>
          </table:table-cell>
          <table:table-cell office:value-type="float" office:value="20" calcext:value-type="float">
            <text:p>20</text:p>
          </table:table-cell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01946" calcext:value-type="float">
            <text:p>101946</text:p>
          </table:table-cell>
          <table:table-cell office:value-type="float" office:value="20" calcext:value-type="float">
            <text:p>20</text:p>
          </table:table-cell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02048" calcext:value-type="float">
            <text:p>102048</text:p>
          </table:table-cell>
          <table:table-cell office:value-type="float" office:value="20" calcext:value-type="float">
            <text:p>20</text:p>
          </table:table-cell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02149" calcext:value-type="float">
            <text:p>102149</text:p>
          </table:table-cell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02249" calcext:value-type="float">
            <text:p>102249</text:p>
          </table:table-cell>
          <table:table-cell office:value-type="float" office:value="19" calcext:value-type="float">
            <text:p>19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02351" calcext:value-type="float">
            <text:p>102351</text:p>
          </table:table-cell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02451" calcext:value-type="float">
            <text:p>102451</text:p>
          </table:table-cell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02552" calcext:value-type="float">
            <text:p>102552</text:p>
          </table:table-cell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02654" calcext:value-type="float">
            <text:p>102654</text:p>
          </table:table-cell>
          <table:table-cell office:value-type="float" office:value="19" calcext:value-type="float">
            <text:p>19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02754" calcext:value-type="float">
            <text:p>102754</text:p>
          </table:table-cell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02856" calcext:value-type="float">
            <text:p>102856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02957" calcext:value-type="float">
            <text:p>102957</text:p>
          </table:table-cell>
          <table:table-cell office:value-type="float" office:value="18" calcext:value-type="float">
            <text:p>18</text:p>
          </table:table-cell>
          <table:table-cell office:value-type="float" office:value="143" calcext:value-type="float">
            <text:p>14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03057" calcext:value-type="float">
            <text:p>103057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03159" calcext:value-type="float">
            <text:p>103159</text:p>
          </table:table-cell>
          <table:table-cell office:value-type="float" office:value="18" calcext:value-type="float">
            <text:p>18</text:p>
          </table:table-cell>
          <table:table-cell office:value-type="float" office:value="143" calcext:value-type="float">
            <text:p>14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03260" calcext:value-type="float">
            <text:p>103260</text:p>
          </table:table-cell>
          <table:table-cell office:value-type="float" office:value="18" calcext:value-type="float">
            <text:p>18</text:p>
          </table:table-cell>
          <table:table-cell office:value-type="float" office:value="143" calcext:value-type="float">
            <text:p>14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103360" calcext:value-type="float">
            <text:p>103360</text:p>
          </table:table-cell>
          <table:table-cell office:value-type="float" office:value="17" calcext:value-type="float">
            <text:p>17</text:p>
          </table:table-cell>
          <table:table-cell office:value-type="float" office:value="143" calcext:value-type="float">
            <text:p>14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103462" calcext:value-type="float">
            <text:p>103462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03563" calcext:value-type="float">
            <text:p>103563</text:p>
          </table:table-cell>
          <table:table-cell office:value-type="float" office:value="17" calcext:value-type="float">
            <text:p>17</text:p>
          </table:table-cell>
          <table:table-cell office:value-type="float" office:value="143" calcext:value-type="float">
            <text:p>14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103663" calcext:value-type="float">
            <text:p>103663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103765" calcext:value-type="float">
            <text:p>103765</text:p>
          </table:table-cell>
          <table:table-cell office:value-type="float" office:value="17" calcext:value-type="float">
            <text:p>17</text:p>
          </table:table-cell>
          <table:table-cell office:value-type="float" office:value="143" calcext:value-type="float">
            <text:p>14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03865" calcext:value-type="float">
            <text:p>103865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03967" calcext:value-type="float">
            <text:p>103967</text:p>
          </table:table-cell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104068" calcext:value-type="float">
            <text:p>104068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104168" calcext:value-type="float">
            <text:p>104168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104270" calcext:value-type="float">
            <text:p>104270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04371" calcext:value-type="float">
            <text:p>104371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04471" calcext:value-type="float">
            <text:p>104471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04573" calcext:value-type="float">
            <text:p>104573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04674" calcext:value-type="float">
            <text:p>104674</text:p>
          </table:table-cell>
          <table:table-cell office:value-type="float" office:value="16" calcext:value-type="float">
            <text:p>16</text:p>
          </table:table-cell>
          <table:table-cell office:value-type="float" office:value="139" calcext:value-type="float">
            <text:p>1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04774" calcext:value-type="float">
            <text:p>104774</text:p>
          </table:table-cell>
          <table:table-cell office:value-type="float" office:value="16" calcext:value-type="float">
            <text:p>16</text:p>
          </table:table-cell>
          <table:table-cell office:value-type="float" office:value="139" calcext:value-type="float">
            <text:p>1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04876" calcext:value-type="float">
            <text:p>104876</text:p>
          </table:table-cell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04977" calcext:value-type="float">
            <text:p>104977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05078" calcext:value-type="float">
            <text:p>105078</text:p>
          </table:table-cell>
          <table:table-cell office:value-type="float" office:value="15" calcext:value-type="float">
            <text:p>15</text:p>
          </table:table-cell>
          <table:table-cell office:value-type="float" office:value="138" calcext:value-type="float">
            <text:p>13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05179" calcext:value-type="float">
            <text:p>105179</text:p>
          </table:table-cell>
          <table:table-cell office:value-type="float" office:value="15" calcext:value-type="float">
            <text:p>15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05279" calcext:value-type="float">
            <text:p>105279</text:p>
          </table:table-cell>
          <table:table-cell office:value-type="float" office:value="15" calcext:value-type="float">
            <text:p>15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05381" calcext:value-type="float">
            <text:p>105381</text:p>
          </table:table-cell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05482" calcext:value-type="float">
            <text:p>105482</text:p>
          </table:table-cell>
          <table:table-cell office:value-type="float" office:value="15" calcext:value-type="float">
            <text:p>15</text:p>
          </table:table-cell>
          <table:table-cell office:value-type="float" office:value="138" calcext:value-type="float">
            <text:p>13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05582" calcext:value-type="float">
            <text:p>105582</text:p>
          </table:table-cell>
          <table:table-cell office:value-type="float" office:value="14" calcext:value-type="float">
            <text:p>14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05684" calcext:value-type="float">
            <text:p>105684</text:p>
          </table:table-cell>
          <table:table-cell office:value-type="float" office:value="14" calcext:value-type="float">
            <text:p>14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05785" calcext:value-type="float">
            <text:p>105785</text:p>
          </table:table-cell>
          <table:table-cell office:value-type="float" office:value="14" calcext:value-type="float">
            <text:p>14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05886" calcext:value-type="float">
            <text:p>105886</text:p>
          </table:table-cell>
          <table:table-cell office:value-type="float" office:value="14" calcext:value-type="float">
            <text:p>14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05987" calcext:value-type="float">
            <text:p>105987</text:p>
          </table:table-cell>
          <table:table-cell office:value-type="float" office:value="14" calcext:value-type="float">
            <text:p>14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06088" calcext:value-type="float">
            <text:p>106088</text:p>
          </table:table-cell>
          <table:table-cell office:value-type="float" office:value="14" calcext:value-type="float">
            <text:p>14</text:p>
          </table:table-cell>
          <table:table-cell office:value-type="float" office:value="137" calcext:value-type="float">
            <text:p>13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106189" calcext:value-type="float">
            <text:p>106189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06290" calcext:value-type="float">
            <text:p>106290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06391" calcext:value-type="float">
            <text:p>106391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06492" calcext:value-type="float">
            <text:p>106492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106593" calcext:value-type="float">
            <text:p>106593</text:p>
          </table:table-cell>
          <table:table-cell office:value-type="float" office:value="13" calcext:value-type="float">
            <text:p>13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106693" calcext:value-type="float">
            <text:p>106693</text:p>
          </table:table-cell>
          <table:table-cell office:value-type="float" office:value="13" calcext:value-type="float">
            <text:p>13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106795" calcext:value-type="float">
            <text:p>106795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106896" calcext:value-type="float">
            <text:p>106896</text:p>
          </table:table-cell>
          <table:table-cell office:value-type="float" office:value="13" calcext:value-type="float">
            <text:p>13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106997" calcext:value-type="float">
            <text:p>106997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107098" calcext:value-type="float">
            <text:p>107098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107199" calcext:value-type="float">
            <text:p>107199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107300" calcext:value-type="float">
            <text:p>107300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07401" calcext:value-type="float">
            <text:p>107401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107502" calcext:value-type="float">
            <text:p>107502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107603" calcext:value-type="float">
            <text:p>107603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07704" calcext:value-type="float">
            <text:p>107704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07806" calcext:value-type="float">
            <text:p>107806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07906" calcext:value-type="float">
            <text:p>107906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08007" calcext:value-type="float">
            <text:p>108007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08108" calcext:value-type="float">
            <text:p>108108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08209" calcext:value-type="float">
            <text:p>108209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08310" calcext:value-type="float">
            <text:p>108310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08411" calcext:value-type="float">
            <text:p>108411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08512" calcext:value-type="float">
            <text:p>108512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08613" calcext:value-type="float">
            <text:p>108613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08714" calcext:value-type="float">
            <text:p>10871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08815" calcext:value-type="float">
            <text:p>108815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08917" calcext:value-type="float">
            <text:p>108917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09017" calcext:value-type="float">
            <text:p>109017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09118" calcext:value-type="float">
            <text:p>109118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09220" calcext:value-type="float">
            <text:p>109220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09320" calcext:value-type="float">
            <text:p>109320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09421" calcext:value-type="float">
            <text:p>109421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09522" calcext:value-type="float">
            <text:p>109522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09623" calcext:value-type="float">
            <text:p>109623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09725" calcext:value-type="float">
            <text:p>109725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09825" calcext:value-type="float">
            <text:p>109825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09926" calcext:value-type="float">
            <text:p>109926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110028" calcext:value-type="float">
            <text:p>110028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10128" calcext:value-type="float">
            <text:p>110128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10229" calcext:value-type="float">
            <text:p>110229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10330" calcext:value-type="float">
            <text:p>110330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10431" calcext:value-type="float">
            <text:p>110431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10532" calcext:value-type="float">
            <text:p>110532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10633" calcext:value-type="float">
            <text:p>110633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10734" calcext:value-type="float">
            <text:p>110734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10835" calcext:value-type="float">
            <text:p>110835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10936" calcext:value-type="float">
            <text:p>110936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11037" calcext:value-type="float">
            <text:p>111037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11138" calcext:value-type="float">
            <text:p>1111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11239" calcext:value-type="float">
            <text:p>111239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11339" calcext:value-type="float">
            <text:p>111339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11441" calcext:value-type="float">
            <text:p>111441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11542" calcext:value-type="float">
            <text:p>111542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11642" calcext:value-type="float">
            <text:p>111642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11744" calcext:value-type="float">
            <text:p>111744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11844" calcext:value-type="float">
            <text:p>111844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11946" calcext:value-type="float">
            <text:p>111946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12047" calcext:value-type="float">
            <text:p>112047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12147" calcext:value-type="float">
            <text:p>112147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12249" calcext:value-type="float">
            <text:p>112249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12349" calcext:value-type="float">
            <text:p>112349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12450" calcext:value-type="float">
            <text:p>112450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2552" calcext:value-type="float">
            <text:p>112552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2652" calcext:value-type="float">
            <text:p>112652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2754" calcext:value-type="float">
            <text:p>112754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2854" calcext:value-type="float">
            <text:p>112854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2955" calcext:value-type="float">
            <text:p>112955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13057" calcext:value-type="float">
            <text:p>113057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3157" calcext:value-type="float">
            <text:p>113157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3258" calcext:value-type="float">
            <text:p>113258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3359" calcext:value-type="float">
            <text:p>113359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3460" calcext:value-type="float">
            <text:p>113460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3561" calcext:value-type="float">
            <text:p>113561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3662" calcext:value-type="float">
            <text:p>113662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3763" calcext:value-type="float">
            <text:p>113763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3864" calcext:value-type="float">
            <text:p>113864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3965" calcext:value-type="float">
            <text:p>11396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4066" calcext:value-type="float">
            <text:p>114066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4167" calcext:value-type="float">
            <text:p>114167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4268" calcext:value-type="float">
            <text:p>114268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4368" calcext:value-type="float">
            <text:p>114368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4470" calcext:value-type="float">
            <text:p>11447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4571" calcext:value-type="float">
            <text:p>114571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4671" calcext:value-type="float">
            <text:p>114671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4773" calcext:value-type="float">
            <text:p>114773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4873" calcext:value-type="float">
            <text:p>114873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4975" calcext:value-type="float">
            <text:p>114975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5076" calcext:value-type="float">
            <text:p>115076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5176" calcext:value-type="float">
            <text:p>115176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5278" calcext:value-type="float">
            <text:p>115278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5378" calcext:value-type="float">
            <text:p>115378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5479" calcext:value-type="float">
            <text:p>115479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5581" calcext:value-type="float">
            <text:p>115581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5681" calcext:value-type="float">
            <text:p>115681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5782" calcext:value-type="float">
            <text:p>115782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5883" calcext:value-type="float">
            <text:p>115883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5984" calcext:value-type="float">
            <text:p>115984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6086" calcext:value-type="float">
            <text:p>116086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6186" calcext:value-type="float">
            <text:p>116186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6287" calcext:value-type="float">
            <text:p>116287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6388" calcext:value-type="float">
            <text:p>116388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16489" calcext:value-type="float">
            <text:p>116489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6590" calcext:value-type="float">
            <text:p>116590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6691" calcext:value-type="float">
            <text:p>116691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6792" calcext:value-type="float">
            <text:p>116792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6893" calcext:value-type="float">
            <text:p>11689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6994" calcext:value-type="float">
            <text:p>116994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7094" calcext:value-type="float">
            <text:p>117094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7196" calcext:value-type="float">
            <text:p>117196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7297" calcext:value-type="float">
            <text:p>117297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7397" calcext:value-type="float">
            <text:p>117397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7499" calcext:value-type="float">
            <text:p>117499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7599" calcext:value-type="float">
            <text:p>117599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7700" calcext:value-type="float">
            <text:p>117700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7801" calcext:value-type="float">
            <text:p>11780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7902" calcext:value-type="float">
            <text:p>117902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18004" calcext:value-type="float">
            <text:p>118004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8104" calcext:value-type="float">
            <text:p>118104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18205" calcext:value-type="float">
            <text:p>118205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8306" calcext:value-type="float">
            <text:p>118306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8407" calcext:value-type="float">
            <text:p>118407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18507" calcext:value-type="float">
            <text:p>118507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18609" calcext:value-type="float">
            <text:p>118609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8709" calcext:value-type="float">
            <text:p>1187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18810" calcext:value-type="float">
            <text:p>118810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8912" calcext:value-type="float">
            <text:p>1189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9012" calcext:value-type="float">
            <text:p>1190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9114" calcext:value-type="float">
            <text:p>119114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19214" calcext:value-type="float">
            <text:p>119214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19315" calcext:value-type="float">
            <text:p>119315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9416" calcext:value-type="float">
            <text:p>119416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19517" calcext:value-type="float">
            <text:p>119517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19617" calcext:value-type="float">
            <text:p>119617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19719" calcext:value-type="float">
            <text:p>11971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19820" calcext:value-type="float">
            <text:p>11982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19920" calcext:value-type="float">
            <text:p>11992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120022" calcext:value-type="float">
            <text:p>12002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0122" calcext:value-type="float">
            <text:p>12012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0224" calcext:value-type="float">
            <text:p>12022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0324" calcext:value-type="float">
            <text:p>12032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0425" calcext:value-type="float">
            <text:p>120425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0526" calcext:value-type="float">
            <text:p>120526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0627" calcext:value-type="float">
            <text:p>120627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0728" calcext:value-type="float">
            <text:p>120728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0829" calcext:value-type="float">
            <text:p>120829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0930" calcext:value-type="float">
            <text:p>120930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1030" calcext:value-type="float">
            <text:p>121030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1132" calcext:value-type="float">
            <text:p>121132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1232" calcext:value-type="float">
            <text:p>121232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1334" calcext:value-type="float">
            <text:p>121334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1434" calcext:value-type="float">
            <text:p>121434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1535" calcext:value-type="float">
            <text:p>121535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1637" calcext:value-type="float">
            <text:p>121637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1737" calcext:value-type="float">
            <text:p>12173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1838" calcext:value-type="float">
            <text:p>121838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1939" calcext:value-type="float">
            <text:p>121939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2040" calcext:value-type="float">
            <text:p>12204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2141" calcext:value-type="float">
            <text:p>12214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2242" calcext:value-type="float">
            <text:p>12224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2342" calcext:value-type="float">
            <text:p>12234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2444" calcext:value-type="float">
            <text:p>1224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2545" calcext:value-type="float">
            <text:p>12254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22645" calcext:value-type="float">
            <text:p>1226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2747" calcext:value-type="float">
            <text:p>12274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2847" calcext:value-type="float">
            <text:p>12284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2948" calcext:value-type="float">
            <text:p>12294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3049" calcext:value-type="float">
            <text:p>12304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3150" calcext:value-type="float">
            <text:p>12315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3251" calcext:value-type="float">
            <text:p>12325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3352" calcext:value-type="float">
            <text:p>12335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3453" calcext:value-type="float">
            <text:p>123453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23554" calcext:value-type="float">
            <text:p>12355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3655" calcext:value-type="float">
            <text:p>12365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3755" calcext:value-type="float">
            <text:p>12375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3857" calcext:value-type="float">
            <text:p>12385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23957" calcext:value-type="float">
            <text:p>123957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4058" calcext:value-type="float">
            <text:p>12405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24159" calcext:value-type="float">
            <text:p>12415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4260" calcext:value-type="float">
            <text:p>12426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4362" calcext:value-type="float">
            <text:p>12436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24462" calcext:value-type="float">
            <text:p>12446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4563" calcext:value-type="float">
            <text:p>12456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4664" calcext:value-type="float">
            <text:p>12466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4765" calcext:value-type="float">
            <text:p>12476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24865" calcext:value-type="float">
            <text:p>12486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4967" calcext:value-type="float">
            <text:p>12496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5067" calcext:value-type="float">
            <text:p>12506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25168" calcext:value-type="float">
            <text:p>12516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5270" calcext:value-type="float">
            <text:p>12527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5370" calcext:value-type="float">
            <text:p>1253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5472" calcext:value-type="float">
            <text:p>12547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25572" calcext:value-type="float">
            <text:p>12557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5673" calcext:value-type="float">
            <text:p>12567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5774" calcext:value-type="float">
            <text:p>12577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5875" calcext:value-type="float">
            <text:p>12587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5975" calcext:value-type="float">
            <text:p>12597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6077" calcext:value-type="float">
            <text:p>12607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6178" calcext:value-type="float">
            <text:p>12617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6278" calcext:value-type="float">
            <text:p>12627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26380" calcext:value-type="float">
            <text:p>12638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6480" calcext:value-type="float">
            <text:p>12648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6582" calcext:value-type="float">
            <text:p>12658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6682" calcext:value-type="float">
            <text:p>12668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6783" calcext:value-type="float">
            <text:p>12678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6884" calcext:value-type="float">
            <text:p>12688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6985" calcext:value-type="float">
            <text:p>12698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7086" calcext:value-type="float">
            <text:p>12708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7187" calcext:value-type="float">
            <text:p>1271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7288" calcext:value-type="float">
            <text:p>12728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7389" calcext:value-type="float">
            <text:p>12738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7490" calcext:value-type="float">
            <text:p>12749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7590" calcext:value-type="float">
            <text:p>12759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7692" calcext:value-type="float">
            <text:p>12769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7792" calcext:value-type="float">
            <text:p>12779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7893" calcext:value-type="float">
            <text:p>12789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7995" calcext:value-type="float">
            <text:p>12799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8095" calcext:value-type="float">
            <text:p>12809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8196" calcext:value-type="float">
            <text:p>12819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8297" calcext:value-type="float">
            <text:p>12829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8398" calcext:value-type="float">
            <text:p>12839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8499" calcext:value-type="float">
            <text:p>12849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8600" calcext:value-type="float">
            <text:p>12860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8700" calcext:value-type="float">
            <text:p>1287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28802" calcext:value-type="float">
            <text:p>12880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8903" calcext:value-type="float">
            <text:p>12890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9003" calcext:value-type="float">
            <text:p>12900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9105" calcext:value-type="float">
            <text:p>12910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9205" calcext:value-type="float">
            <text:p>12920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9306" calcext:value-type="float">
            <text:p>12930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9407" calcext:value-type="float">
            <text:p>12940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9508" calcext:value-type="float">
            <text:p>12950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9609" calcext:value-type="float">
            <text:p>12960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9710" calcext:value-type="float">
            <text:p>12971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9811" calcext:value-type="float">
            <text:p>12981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9912" calcext:value-type="float">
            <text:p>12991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274" calcext:value-type="float">
            <text:p>10274</text:p>
          </table:table-cell>
          <table:table-cell office:value-type="float" office:value="130013" calcext:value-type="float">
            <text:p>13001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0113" calcext:value-type="float">
            <text:p>13011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0215" calcext:value-type="float">
            <text:p>13021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0315" calcext:value-type="float">
            <text:p>13031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0416" calcext:value-type="float">
            <text:p>13041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0517" calcext:value-type="float">
            <text:p>13051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0618" calcext:value-type="float">
            <text:p>1306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0720" calcext:value-type="float">
            <text:p>13072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0820" calcext:value-type="float">
            <text:p>13082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0921" calcext:value-type="float">
            <text:p>13092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1022" calcext:value-type="float">
            <text:p>13102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1123" calcext:value-type="float">
            <text:p>13112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1223" calcext:value-type="float">
            <text:p>13122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31325" calcext:value-type="float">
            <text:p>13132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1425" calcext:value-type="float">
            <text:p>13142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1526" calcext:value-type="float">
            <text:p>13152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1628" calcext:value-type="float">
            <text:p>13162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1728" calcext:value-type="float">
            <text:p>13172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31830" calcext:value-type="float">
            <text:p>1318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31930" calcext:value-type="float">
            <text:p>13193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2031" calcext:value-type="float">
            <text:p>13203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32132" calcext:value-type="float">
            <text:p>13213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2233" calcext:value-type="float">
            <text:p>13223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32333" calcext:value-type="float">
            <text:p>13233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2435" calcext:value-type="float">
            <text:p>13243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2536" calcext:value-type="float">
            <text:p>13253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2637" calcext:value-type="float">
            <text:p>13263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32738" calcext:value-type="float">
            <text:p>1327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2838" calcext:value-type="float">
            <text:p>13283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2940" calcext:value-type="float">
            <text:p>13294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3040" calcext:value-type="float">
            <text:p>13304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3141" calcext:value-type="float">
            <text:p>13314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33242" calcext:value-type="float">
            <text:p>13324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3343" calcext:value-type="float">
            <text:p>1333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3444" calcext:value-type="float">
            <text:p>13344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133545" calcext:value-type="float">
            <text:p>13354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3646" calcext:value-type="float">
            <text:p>13364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3747" calcext:value-type="float">
            <text:p>13374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33848" calcext:value-type="float">
            <text:p>1338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33948" calcext:value-type="float">
            <text:p>13394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4050" calcext:value-type="float">
            <text:p>13405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4150" calcext:value-type="float">
            <text:p>13415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4251" calcext:value-type="float">
            <text:p>13425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4353" calcext:value-type="float">
            <text:p>13435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4453" calcext:value-type="float">
            <text:p>13445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4554" calcext:value-type="float">
            <text:p>13455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34655" calcext:value-type="float">
            <text:p>13465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34756" calcext:value-type="float">
            <text:p>13475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4857" calcext:value-type="float">
            <text:p>13485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4958" calcext:value-type="float">
            <text:p>13495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135058" calcext:value-type="float">
            <text:p>13505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135160" calcext:value-type="float">
            <text:p>1351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5261" calcext:value-type="float">
            <text:p>13526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5361" calcext:value-type="float">
            <text:p>13536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5463" calcext:value-type="float">
            <text:p>13546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5563" calcext:value-type="float">
            <text:p>13556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5664" calcext:value-type="float">
            <text:p>13566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35765" calcext:value-type="float">
            <text:p>13576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5866" calcext:value-type="float">
            <text:p>13586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5967" calcext:value-type="float">
            <text:p>13596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136068" calcext:value-type="float">
            <text:p>13606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6169" calcext:value-type="float">
            <text:p>13616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6270" calcext:value-type="float">
            <text:p>13627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36371" calcext:value-type="float">
            <text:p>13637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136471" calcext:value-type="float">
            <text:p>1364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6573" calcext:value-type="float">
            <text:p>13657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6673" calcext:value-type="float">
            <text:p>13667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6774" calcext:value-type="float">
            <text:p>13677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6875" calcext:value-type="float">
            <text:p>13687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6976" calcext:value-type="float">
            <text:p>13697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37078" calcext:value-type="float">
            <text:p>13707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7178" calcext:value-type="float">
            <text:p>13717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7279" calcext:value-type="float">
            <text:p>13727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7380" calcext:value-type="float">
            <text:p>13738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37481" calcext:value-type="float">
            <text:p>13748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37581" calcext:value-type="float">
            <text:p>13758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37683" calcext:value-type="float">
            <text:p>13768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7783" calcext:value-type="float">
            <text:p>13778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7885" calcext:value-type="float">
            <text:p>13788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37986" calcext:value-type="float">
            <text:p>13798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38086" calcext:value-type="float">
            <text:p>13808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8188" calcext:value-type="float">
            <text:p>13818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8288" calcext:value-type="float">
            <text:p>13828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8389" calcext:value-type="float">
            <text:p>13838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8490" calcext:value-type="float">
            <text:p>13849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8591" calcext:value-type="float">
            <text:p>13859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38691" calcext:value-type="float">
            <text:p>13869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8793" calcext:value-type="float">
            <text:p>13879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38894" calcext:value-type="float">
            <text:p>1388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8995" calcext:value-type="float">
            <text:p>13899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9096" calcext:value-type="float">
            <text:p>13909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39196" calcext:value-type="float">
            <text:p>13919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9298" calcext:value-type="float">
            <text:p>13929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9398" calcext:value-type="float">
            <text:p>13939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39499" calcext:value-type="float">
            <text:p>13949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39600" calcext:value-type="float">
            <text:p>1396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9701" calcext:value-type="float">
            <text:p>1397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39802" calcext:value-type="float">
            <text:p>13980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39903" calcext:value-type="float">
            <text:p>13990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683" calcext:value-type="float">
            <text:p>16683</text:p>
          </table:table-cell>
          <table:table-cell office:value-type="float" office:value="140004" calcext:value-type="float">
            <text:p>14000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40105" calcext:value-type="float">
            <text:p>1401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40206" calcext:value-type="float">
            <text:p>14020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140306" calcext:value-type="float">
            <text:p>14030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40408" calcext:value-type="float">
            <text:p>14040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40508" calcext:value-type="float">
            <text:p>14050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40609" calcext:value-type="float">
            <text:p>14060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40711" calcext:value-type="float">
            <text:p>1407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40811" calcext:value-type="float">
            <text:p>14081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40912" calcext:value-type="float">
            <text:p>1409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41013" calcext:value-type="float">
            <text:p>1410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41114" calcext:value-type="float">
            <text:p>14111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141215" calcext:value-type="float">
            <text:p>1412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41316" calcext:value-type="float">
            <text:p>1413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141416" calcext:value-type="float">
            <text:p>1414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41518" calcext:value-type="float">
            <text:p>14151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41619" calcext:value-type="float">
            <text:p>14161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41719" calcext:value-type="float">
            <text:p>1417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41821" calcext:value-type="float">
            <text:p>1418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41921" calcext:value-type="float">
            <text:p>1419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42022" calcext:value-type="float">
            <text:p>1420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142123" calcext:value-type="float">
            <text:p>14212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42224" calcext:value-type="float">
            <text:p>14222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42325" calcext:value-type="float">
            <text:p>1423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42426" calcext:value-type="float">
            <text:p>14242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142527" calcext:value-type="float">
            <text:p>14252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142628" calcext:value-type="float">
            <text:p>1426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142729" calcext:value-type="float">
            <text:p>14272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42829" calcext:value-type="float">
            <text:p>1428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42931" calcext:value-type="float">
            <text:p>14293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43031" calcext:value-type="float">
            <text:p>1430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43133" calcext:value-type="float">
            <text:p>1431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43233" calcext:value-type="float">
            <text:p>1432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43334" calcext:value-type="float">
            <text:p>1433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143435" calcext:value-type="float">
            <text:p>1434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43536" calcext:value-type="float">
            <text:p>1435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43636" calcext:value-type="float">
            <text:p>1436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43738" calcext:value-type="float">
            <text:p>1437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43838" calcext:value-type="float">
            <text:p>1438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43939" calcext:value-type="float">
            <text:p>1439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 style:data-style-name="N2" text:time-value="17:49:49.875067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20:23:10.237500423</meta:creation-date>
    <dc:date>2019-01-27T17:56:27.227622476</dc:date>
    <meta:editing-duration>PT9M37S</meta:editing-duration>
    <meta:editing-cycles>2</meta:editing-cycles>
    <meta:generator>LibreOffice/6.0.7.3$Linux_X86_64 LibreOffice_project/00m0$Build-3</meta:generator>
    <meta:document-statistic meta:table-count="2" meta:cell-count="57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aximum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ff00" draw:fill-color="#00f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7.882cm" svg:height="18.036cm" xlink:href=".." xlink:type="simple" chart:class="chart:scatter" chart:style-name="ch1">
        <chart:legend chart:legend-position="end" svg:x="45.612cm" svg:y="8.221cm" style:legend-expansion="high" chart:style-name="ch2"/>
        <chart:plot-area chart:style-name="ch3" table:cell-range-address="Sheet2.A2:Sheet2.A1428 Sheet2.C1:Sheet2.E1428" chart:data-source-has-labels="row" svg:x="1.968cm" svg:y="0.36cm" svg:width="42.687cm" svg:height="16.335cm">
          <chartooo:coordinate-region svg:x="2.589cm" svg:y="0.559cm" svg:width="41.414cm" svg:height="15.489cm"/>
          <chart:axis chart:dimension="x" chart:name="primary-x" chart:style-name="ch4">
            <chart:title svg:x="22.142cm" svg:y="17.055cm" chart:style-name="ch5">
              <text:p>Frequency (Hz)</text:p>
            </chart:title>
          </chart:axis>
          <chart:axis chart:dimension="y" chart:name="primary-y" chart:style-name="ch6">
            <chart:title svg:x="0.451cm" svg:y="9.312cm" chart:style-name="ch7">
              <text:p>Amplitude</text:p>
            </chart:title>
            <chart:grid chart:style-name="ch8" chart:class="major"/>
          </chart:axis>
          <chart:series chart:style-name="ch9" chart:values-cell-range-address="Sheet2.C2:Sheet2.C1428" chart:label-cell-address="Sheet2.C1:Sheet2.C1" chart:class="chart:scatter">
            <chart:domain table:cell-range-address="Sheet2.A2:Sheet2.A1428"/>
            <chart:data-point chart:repeated="1427"/>
          </chart:series>
          <chart:series chart:style-name="ch10" chart:values-cell-range-address="Sheet2.D2:Sheet2.D1428" chart:label-cell-address="Sheet2.D1:Sheet2.D1" chart:class="chart:scatter">
            <chart:data-point chart:repeated="1427"/>
          </chart:series>
          <chart:series chart:style-name="ch11" chart:values-cell-range-address="Sheet2.E2:Sheet2.E1428" chart:label-cell-address="Sheet2.E1:Sheet2.E1" chart:class="chart:scatter">
            <chart:data-point chart:repeated="14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d</text:p>
                <draw:g>
                  <svg:desc>Sheet2.C1:Sheet2.C1</svg:desc>
                </draw:g>
              </table:table-cell>
              <table:table-cell office:value-type="string">
                <text:p>Green</text:p>
                <draw:g>
                  <svg:desc>Sheet2.D1:Sheet2.D1</svg:desc>
                </draw:g>
              </table:table-cell>
              <table:table-cell office:value-type="string">
                <text:p>Blue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2.A2:Sheet2.A1428</svg:desc>
                </draw:g>
              </table:table-cell>
              <table:table-cell office:value-type="float" office:value="94">
                <text:p>94</text:p>
                <draw:g>
                  <svg:desc>Sheet2.C2:Sheet2.C1428</svg:desc>
                </draw:g>
              </table:table-cell>
              <table:table-cell office:value-type="float" office:value="0">
                <text:p>0</text:p>
                <draw:g>
                  <svg:desc>Sheet2.D2:Sheet2.D1428</svg:desc>
                </draw:g>
              </table:table-cell>
              <table:table-cell office:value-type="float" office:value="0">
                <text:p>0</text:p>
                <draw:g>
                  <svg:desc>Sheet2.E2:Sheet2.E14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">
                <text:p>33</text:p>
              </table:table-cell>
              <table:table-cell office:value-type="float" office:value="133">
                <text:p>13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4">
                <text:p>54</text:p>
              </table:table-cell>
              <table:table-cell office:value-type="float" office:value="125">
                <text:p>12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5">
                <text:p>85</text:p>
              </table:table-cell>
              <table:table-cell office:value-type="float" office:value="143">
                <text:p>143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24">
                <text:p>224</text:p>
              </table:table-cell>
              <table:table-cell office:value-type="float" office:value="140">
                <text:p>140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88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88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94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94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94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94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96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96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96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98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96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99">
                <text:p>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101">
                <text:p>1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101">
                <text:p>1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101">
                <text:p>1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101">
                <text:p>1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04">
                <text:p>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04">
                <text:p>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104">
                <text:p>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106">
                <text:p>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105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106">
                <text:p>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07">
                <text:p>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106">
                <text:p>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106">
                <text:p>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107">
                <text:p>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108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110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110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110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112">
                <text:p>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110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112">
                <text:p>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113">
                <text:p>1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111">
                <text:p>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14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112">
                <text:p>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113">
                <text:p>1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114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114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113">
                <text:p>1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116">
                <text:p>1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114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116">
                <text:p>1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117">
                <text:p>1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116">
                <text:p>1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116">
                <text:p>1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15">
                <text:p>1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117">
                <text:p>1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119">
                <text:p>1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16">
                <text:p>1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17">
                <text:p>1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119">
                <text:p>1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117">
                <text:p>1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19">
                <text:p>1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20">
                <text:p>1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119">
                <text:p>1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21">
                <text:p>1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59">
                <text:p>359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23">
                <text:p>1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128">
                <text:p>1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129">
                <text:p>1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128">
                <text:p>1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127">
                <text:p>1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129">
                <text:p>1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128">
                <text:p>1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129">
                <text:p>1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129">
                <text:p>1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128">
                <text:p>1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130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131">
                <text:p>1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131">
                <text:p>1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132">
                <text:p>1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131">
                <text:p>1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130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131">
                <text:p>1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132">
                <text:p>1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132">
                <text:p>1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31">
                <text:p>1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133">
                <text:p>1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134">
                <text:p>1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135">
                <text:p>1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34">
                <text:p>1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134">
                <text:p>1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133">
                <text:p>1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134">
                <text:p>1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133">
                <text:p>1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35">
                <text:p>1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134">
                <text:p>1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135">
                <text:p>1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135">
                <text:p>1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137">
                <text:p>1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137">
                <text:p>1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138">
                <text:p>1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137">
                <text:p>1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137">
                <text:p>1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138">
                <text:p>1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139">
                <text:p>1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140">
                <text:p>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139">
                <text:p>1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140">
                <text:p>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138">
                <text:p>1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139">
                <text:p>1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140">
                <text:p>1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140">
                <text:p>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142">
                <text:p>1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142">
                <text:p>1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141">
                <text:p>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141">
                <text:p>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142">
                <text:p>1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143">
                <text:p>1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142">
                <text:p>1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142">
                <text:p>1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143">
                <text:p>1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144">
                <text:p>1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144">
                <text:p>1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143">
                <text:p>1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144">
                <text:p>1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142">
                <text:p>1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145">
                <text:p>1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144">
                <text:p>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143">
                <text:p>1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143">
                <text:p>1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143">
                <text:p>1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145">
                <text:p>1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144">
                <text:p>1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144">
                <text:p>1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146">
                <text:p>1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145">
                <text:p>1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147">
                <text:p>1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48">
                <text:p>1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147">
                <text:p>1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146">
                <text:p>1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46">
                <text:p>1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147">
                <text:p>1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46">
                <text:p>1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48">
                <text:p>1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48">
                <text:p>1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48">
                <text:p>1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147">
                <text:p>1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148">
                <text:p>1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149">
                <text:p>1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80">
                <text:p>580</text:p>
              </table:table-cell>
              <table:table-cell office:value-type="float" office:value="103">
                <text:p>103</text:p>
              </table:table-cell>
              <table:table-cell office:value-type="float" office:value="148">
                <text:p>1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150">
                <text:p>1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150">
                <text:p>1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150">
                <text:p>1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149">
                <text:p>1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151">
                <text:p>1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151">
                <text:p>1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151">
                <text:p>1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149">
                <text:p>1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150">
                <text:p>1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151">
                <text:p>1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51">
                <text:p>1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152">
                <text:p>1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52">
                <text:p>1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150">
                <text:p>1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150">
                <text:p>1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154">
                <text:p>1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151">
                <text:p>1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152">
                <text:p>1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152">
                <text:p>1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154">
                <text:p>1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152">
                <text:p>1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151">
                <text:p>1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153">
                <text:p>1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152">
                <text:p>1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153">
                <text:p>1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154">
                <text:p>1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153">
                <text:p>1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154">
                <text:p>1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154">
                <text:p>1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153">
                <text:p>1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153">
                <text:p>1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155">
                <text:p>1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154">
                <text:p>1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154">
                <text:p>1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155">
                <text:p>1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154">
                <text:p>1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155">
                <text:p>1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156">
                <text:p>1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155">
                <text:p>1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155">
                <text:p>1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157">
                <text:p>1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156">
                <text:p>1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156">
                <text:p>1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56">
                <text:p>1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156">
                <text:p>1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57">
                <text:p>1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56">
                <text:p>1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157">
                <text:p>1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57">
                <text:p>1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58">
                <text:p>1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56">
                <text:p>1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158">
                <text:p>1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157">
                <text:p>1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157">
                <text:p>1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159">
                <text:p>1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157">
                <text:p>1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157">
                <text:p>1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159">
                <text:p>1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158">
                <text:p>1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158">
                <text:p>1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159">
                <text:p>1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59">
                <text:p>1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158">
                <text:p>1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60">
                <text:p>1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59">
                <text:p>1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58">
                <text:p>1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159">
                <text:p>1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159">
                <text:p>1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159">
                <text:p>1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160">
                <text:p>1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160">
                <text:p>1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159">
                <text:p>1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160">
                <text:p>1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159">
                <text:p>1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0">
                <text:p>1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2">
                <text:p>1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0">
                <text:p>1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161">
                <text:p>1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162">
                <text:p>1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160">
                <text:p>1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162">
                <text:p>1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161">
                <text:p>1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161">
                <text:p>1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60">
                <text:p>1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62">
                <text:p>1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62">
                <text:p>1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62">
                <text:p>1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162">
                <text:p>1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62">
                <text:p>1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161">
                <text:p>1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72">
                <text:p>972</text:p>
              </table:table-cell>
              <table:table-cell office:value-type="float" office:value="73">
                <text:p>73</text:p>
              </table:table-cell>
              <table:table-cell office:value-type="float" office:value="161">
                <text:p>1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161">
                <text:p>1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162">
                <text:p>1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161">
                <text:p>1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162">
                <text:p>1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163">
                <text:p>1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161">
                <text:p>16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162">
                <text:p>1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161">
                <text:p>16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162">
                <text:p>1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162">
                <text:p>1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162">
                <text:p>1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162">
                <text:p>1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163">
                <text:p>1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163">
                <text:p>1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163">
                <text:p>1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161">
                <text:p>1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162">
                <text:p>1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162">
                <text:p>1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62">
                <text:p>1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63">
                <text:p>1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63">
                <text:p>1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162">
                <text:p>16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162">
                <text:p>16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163">
                <text:p>1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63">
                <text:p>1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63">
                <text:p>1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63">
                <text:p>1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63">
                <text:p>16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64">
                <text:p>1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64">
                <text:p>1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162">
                <text:p>1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163">
                <text:p>1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163">
                <text:p>1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62">
                <text:p>1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62">
                <text:p>1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64">
                <text:p>1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64">
                <text:p>1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164">
                <text:p>1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163">
                <text:p>1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64">
                <text:p>1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163">
                <text:p>1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64">
                <text:p>1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64">
                <text:p>1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62">
                <text:p>1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162">
                <text:p>1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163">
                <text:p>1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163">
                <text:p>1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163">
                <text:p>1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63">
                <text:p>1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63">
                <text:p>1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164">
                <text:p>1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63">
                <text:p>1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164">
                <text:p>1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163">
                <text:p>1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164">
                <text:p>1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162">
                <text:p>1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162">
                <text:p>1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163">
                <text:p>1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163">
                <text:p>1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163">
                <text:p>1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163">
                <text:p>1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163">
                <text:p>1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163">
                <text:p>1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162">
                <text:p>1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164">
                <text:p>1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163">
                <text:p>16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164">
                <text:p>16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164">
                <text:p>16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162">
                <text:p>1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162">
                <text:p>1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162">
                <text:p>1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163">
                <text:p>16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163">
                <text:p>1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62">
                <text:p>1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63">
                <text:p>1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63">
                <text:p>1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64">
                <text:p>1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62">
                <text:p>1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62">
                <text:p>1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62">
                <text:p>1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162">
                <text:p>1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163">
                <text:p>1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62">
                <text:p>1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61">
                <text:p>1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64">
                <text:p>1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62">
                <text:p>1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163">
                <text:p>1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163">
                <text:p>1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162">
                <text:p>1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162">
                <text:p>1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161">
                <text:p>1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162">
                <text:p>1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161">
                <text:p>1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162">
                <text:p>1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09">
                <text:p>1509</text:p>
              </table:table-cell>
              <table:table-cell office:value-type="float" office:value="45">
                <text:p>45</text:p>
              </table:table-cell>
              <table:table-cell office:value-type="float" office:value="161">
                <text:p>1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162">
                <text:p>1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161">
                <text:p>1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162">
                <text:p>1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161">
                <text:p>1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161">
                <text:p>1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161">
                <text:p>1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161">
                <text:p>1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161">
                <text:p>1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161">
                <text:p>1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160">
                <text:p>1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161">
                <text:p>1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161">
                <text:p>1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161">
                <text:p>1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161">
                <text:p>1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160">
                <text:p>1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160">
                <text:p>1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160">
                <text:p>1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161">
                <text:p>1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159">
                <text:p>1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161">
                <text:p>1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159">
                <text:p>1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160">
                <text:p>1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160">
                <text:p>1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159">
                <text:p>1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59">
                <text:p>1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59">
                <text:p>1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59">
                <text:p>1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60">
                <text:p>1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59">
                <text:p>1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59">
                <text:p>1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60">
                <text:p>1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59">
                <text:p>1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58">
                <text:p>15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58">
                <text:p>15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59">
                <text:p>1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59">
                <text:p>1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59">
                <text:p>1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158">
                <text:p>15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159">
                <text:p>1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158">
                <text:p>15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158">
                <text:p>15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57">
                <text:p>1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58">
                <text:p>1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57">
                <text:p>1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59">
                <text:p>15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57">
                <text:p>1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58">
                <text:p>1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56">
                <text:p>1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57">
                <text:p>1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57">
                <text:p>15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57">
                <text:p>15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57">
                <text:p>15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56">
                <text:p>15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57">
                <text:p>15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56">
                <text:p>1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57">
                <text:p>15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157">
                <text:p>1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156">
                <text:p>1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55">
                <text:p>1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56">
                <text:p>1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56">
                <text:p>1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56">
                <text:p>1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54">
                <text:p>1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55">
                <text:p>1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54">
                <text:p>1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55">
                <text:p>1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54">
                <text:p>1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154">
                <text:p>1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153">
                <text:p>1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153">
                <text:p>1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154">
                <text:p>1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53">
                <text:p>1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53">
                <text:p>1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52">
                <text:p>1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54">
                <text:p>1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52">
                <text:p>1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53">
                <text:p>1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152">
                <text:p>1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153">
                <text:p>1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152">
                <text:p>1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153">
                <text:p>15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51">
                <text:p>1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51">
                <text:p>1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52">
                <text:p>1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51">
                <text:p>1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51">
                <text:p>1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50">
                <text:p>1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51">
                <text:p>1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51">
                <text:p>1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149">
                <text:p>1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150">
                <text:p>1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473">
                <text:p>2473</text:p>
              </table:table-cell>
              <table:table-cell office:value-type="float" office:value="23">
                <text:p>23</text:p>
              </table:table-cell>
              <table:table-cell office:value-type="float" office:value="150">
                <text:p>1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150">
                <text:p>1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149">
                <text:p>14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149">
                <text:p>14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148">
                <text:p>1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149">
                <text:p>14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148">
                <text:p>1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148">
                <text:p>1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148">
                <text:p>1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148">
                <text:p>1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147">
                <text:p>1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147">
                <text:p>1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147">
                <text:p>1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147">
                <text:p>1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148">
                <text:p>1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46">
                <text:p>14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47">
                <text:p>1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46">
                <text:p>1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46">
                <text:p>1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46">
                <text:p>1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46">
                <text:p>1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46">
                <text:p>1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45">
                <text:p>1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45">
                <text:p>14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43">
                <text:p>14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43">
                <text:p>14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43">
                <text:p>14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43">
                <text:p>14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42">
                <text:p>1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43">
                <text:p>14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42">
                <text:p>1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43">
                <text:p>1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42">
                <text:p>1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40">
                <text:p>1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40">
                <text:p>1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40">
                <text:p>1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40">
                <text:p>1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40">
                <text:p>1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40">
                <text:p>1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40">
                <text:p>1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39">
                <text:p>13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39">
                <text:p>13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39">
                <text:p>13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38">
                <text:p>1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38">
                <text:p>1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38">
                <text:p>1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37">
                <text:p>1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38">
                <text:p>13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37">
                <text:p>1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37">
                <text:p>1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37">
                <text:p>1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36">
                <text:p>1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36">
                <text:p>1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37">
                <text:p>13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35">
                <text:p>1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35">
                <text:p>1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36">
                <text:p>1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35">
                <text:p>1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34">
                <text:p>1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34">
                <text:p>1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33">
                <text:p>1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34">
                <text:p>1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33">
                <text:p>1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33">
                <text:p>1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33">
                <text:p>1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33">
                <text:p>13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32">
                <text:p>13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32">
                <text:p>13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32">
                <text:p>1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32">
                <text:p>1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32">
                <text:p>1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32">
                <text:p>1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31">
                <text:p>13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31">
                <text:p>13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28">
                <text:p>1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27">
                <text:p>1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27">
                <text:p>1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27">
                <text:p>1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27">
                <text:p>1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26">
                <text:p>1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26">
                <text:p>1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26">
                <text:p>1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26">
                <text:p>1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26">
                <text:p>1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25">
                <text:p>1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946">
                <text:p>3946</text:p>
              </table:table-cell>
              <table:table-cell office:value-type="float" office:value="9">
                <text:p>9</text:p>
              </table:table-cell>
              <table:table-cell office:value-type="float" office:value="124">
                <text:p>1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25">
                <text:p>1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24">
                <text:p>1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24">
                <text:p>1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23">
                <text:p>12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23">
                <text:p>12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23">
                <text:p>1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23">
                <text:p>1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21">
                <text:p>12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21">
                <text:p>1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21">
                <text:p>1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19">
                <text:p>1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19">
                <text:p>1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19">
                <text:p>1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9">
                <text:p>1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18">
                <text:p>1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8">
                <text:p>1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8">
                <text:p>1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8">
                <text:p>1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7">
                <text:p>1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7">
                <text:p>1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7">
                <text:p>1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4">
                <text:p>1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3">
                <text:p>1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2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1">
                <text:p>11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1">
                <text:p>11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1">
                <text:p>11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9">
                <text:p>1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9">
                <text:p>1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9">
                <text:p>1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9">
                <text:p>10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7">
                <text:p>10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8">
                <text:p>1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7">
                <text:p>10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7">
                <text:p>1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6">
                <text:p>10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6">
                <text:p>1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6">
                <text:p>1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5">
                <text:p>10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4">
                <text:p>10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4">
                <text:p>1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4">
                <text:p>1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3">
                <text:p>10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3">
                <text:p>10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3">
                <text:p>10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3">
                <text:p>10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8">
                <text:p>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8">
                <text:p>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8">
                <text:p>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6">
                <text:p>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7">
                <text:p>9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6">
                <text:p>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6">
                <text:p>9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6367">
                <text:p>6367</text:p>
              </table:table-cell>
              <table:table-cell office:value-type="float" office:value="2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7">
                <text:p>8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7">
                <text:p>8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6">
                <text:p>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6">
                <text:p>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6">
                <text:p>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4">
                <text:p>8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4">
                <text:p>8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4">
                <text:p>8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2">
                <text:p>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2">
                <text:p>8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2">
                <text:p>8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1">
                <text:p>8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81">
                <text:p>8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81">
                <text:p>8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81">
                <text:p>8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9">
                <text:p>7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9">
                <text:p>7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8">
                <text:p>7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8">
                <text:p>7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8">
                <text:p>7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8">
                <text:p>7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6">
                <text:p>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6">
                <text:p>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6">
                <text:p>7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4">
                <text:p>7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4">
                <text:p>7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3">
                <text:p>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3">
                <text:p>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3">
                <text:p>7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1">
                <text:p>7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1">
                <text:p>7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0">
                <text:p>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9">
                <text:p>6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9">
                <text:p>6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8">
                <text:p>6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8">
                <text:p>6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7">
                <text:p>6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7">
                <text:p>6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6">
                <text:p>6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0274">
                <text:p>10274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6683">
                <text:p>16683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